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7965in"/>
    </style:style>
    <style:style style:name="co2" style:family="table-column">
      <style:table-column-properties fo:break-before="auto" style:column-width="0.7583in"/>
    </style:style>
    <style:style style:name="co3" style:family="table-column">
      <style:table-column-properties fo:break-before="auto" style:column-width="0.9646in"/>
    </style:style>
    <style:style style:name="co4" style:family="table-column">
      <style:table-column-properties fo:break-before="auto" style:column-width="0.8807in"/>
    </style:style>
    <style:style style:name="co5" style:family="table-column">
      <style:table-column-properties fo:break-before="auto" style:column-width="0.9957in"/>
    </style:style>
    <style:style style:name="co6" style:family="table-column">
      <style:table-column-properties fo:break-before="auto" style:column-width="1.478in"/>
    </style:style>
    <style:style style:name="co7" style:family="table-column">
      <style:table-column-properties fo:break-before="auto" style:column-width="0.889in"/>
    </style:style>
    <style:style style:name="co8" style:family="table-column">
      <style:table-column-properties fo:break-before="auto" style:column-width="1.3957in"/>
    </style:style>
    <style:style style:name="co9" style:family="table-column">
      <style:table-column-properties fo:break-before="auto" style:column-width="6.1374in"/>
    </style:style>
    <style:style style:name="co10" style:family="table-column">
      <style:table-column-properties fo:break-before="auto" style:column-width="1.1181in"/>
    </style:style>
    <style:style style:name="co11" style:family="table-column">
      <style:table-column-properties fo:break-before="auto" style:column-width="1.6311in"/>
    </style:style>
    <style:style style:name="co12" style:family="table-column">
      <style:table-column-properties fo:break-before="auto" style:column-width="0.7346in"/>
    </style:style>
    <style:style style:name="co13" style:family="table-column">
      <style:table-column-properties fo:break-before="auto" style:column-width="0.7193in"/>
    </style:style>
    <style:style style:name="ro1" style:family="table-row">
      <style:table-row-properties style:row-height="0.9472in" fo:break-before="auto" style:use-optimal-row-height="true"/>
    </style:style>
    <style:style style:name="ro2" style:family="table-row">
      <style:table-row-properties style:row-height="0.3992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1.1028in" fo:break-before="auto" style:use-optimal-row-height="tru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 style:family="table-cell" style:parent-style-name="Default">
      <style:table-cell-properties fo:wrap-option="wrap" style:vertical-align="top"/>
      <style:text-properties style:font-name="Liberation Sans"/>
    </style:style>
    <style:style style:name="ce19" style:family="table-cell" style:parent-style-name="Default">
      <style:table-cell-properties fo:wrap-option="wrap" style:vertical-align="middle"/>
      <style:text-properties style:font-name="Liberation Sans"/>
    </style:style>
    <style:style style:name="ce6" style:family="table-cell" style:parent-style-name="Default">
      <style:table-cell-properties fo:wrap-option="wrap"/>
      <style:text-properties style:font-name="Liberation Sans"/>
    </style:style>
    <style:style style:name="ce3" style:family="table-cell" style:parent-style-name="Default" style:data-style-name="N3">
      <style:table-cell-properties fo:wrap-option="wrap" style:vertical-align="top"/>
      <style:text-properties style:font-name="Liberation Sans"/>
    </style:style>
    <style:style style:name="ce23" style:family="table-cell" style:parent-style-name="Default" style:data-style-name="N3">
      <style:table-cell-properties style:vertical-align="middle"/>
      <style:text-properties style:font-name="Liberation Sans"/>
    </style:style>
    <style:style style:name="ce10" style:family="table-cell" style:parent-style-name="Default" style:data-style-name="N3">
      <style:text-properties style:font-name="Liberation Sans"/>
    </style:style>
    <style:style style:name="ce5" style:family="table-cell" style:parent-style-name="Default" style:data-style-name="N103">
      <style:table-cell-properties fo:wrap-option="wrap" style:vertical-align="top"/>
      <style:text-properties style:font-name="Liberation Sans"/>
    </style:style>
    <style:style style:name="ce26" style:family="table-cell" style:parent-style-name="Default" style:data-style-name="N103">
      <style:table-cell-properties style:vertical-align="middle"/>
      <style:text-properties style:font-name="Liberation Sans"/>
    </style:style>
    <style:style style:name="ce13" style:family="table-cell" style:parent-style-name="Default" style:data-style-name="N103">
      <style:text-properties style:font-name="Liberation Sans"/>
    </style:style>
    <style:style style:name="ce28" style:family="table-cell" style:parent-style-name="Default" style:data-style-name="N3">
      <style:table-cell-properties style:text-align-source="fix" style:repeat-content="false" style:vertical-align="middle"/>
      <style:paragraph-properties fo:text-align="center" fo:margin-left="0in"/>
      <style:text-properties style:font-name="Liberation Sans"/>
    </style:style>
    <style:style style:name="ce8" style:family="table-cell" style:parent-style-name="Default" style:data-style-name="N104">
      <style:table-cell-properties fo:wrap-option="wrap" style:vertical-align="top"/>
      <style:text-properties style:font-name="Liberation Sans"/>
    </style:style>
    <style:style style:name="ce16" style:family="table-cell" style:parent-style-name="Default" style:data-style-name="N104">
      <style:table-cell-properties style:vertical-align="middle"/>
      <style:text-properties style:font-name="Liberation Sans"/>
    </style:style>
    <style:style style:name="ce17" style:family="table-cell" style:parent-style-name="Default" style:data-style-name="N104">
      <style:text-properties style:font-name="Liberation Sans"/>
    </style:style>
    <style:style style:name="ce18" style:family="table-cell" style:parent-style-name="Default" style:data-style-name="N104">
      <style:table-cell-properties style:text-align-source="fix" style:repeat-content="false" style:vertical-align="middle"/>
      <style:paragraph-properties fo:text-align="center" fo:margin-left="0in"/>
      <style:text-properties style:font-name="Liberation Sans"/>
    </style:style>
    <style:style style:name="ce20" style:family="table-cell" style:parent-style-name="Default" style:data-style-name="N104">
      <style:table-cell-properties style:vertical-align="middle"/>
      <style:text-properties style:font-name="Liberation Sans"/>
    </style:style>
    <style:style style:name="ce21" style:family="table-cell" style:parent-style-name="Default" style:data-style-name="N104">
      <style:table-cell-properties fo:background-color="#ffff00" style:text-align-source="fix" style:repeat-content="false" style:vertical-align="middle"/>
      <style:paragraph-properties fo:text-align="end" fo:margin-left="0in"/>
      <style:text-properties style:font-name="Liberation Sans"/>
    </style:style>
    <style:style style:name="ce22" style:family="table-cell" style:parent-style-name="Default" style:data-style-name="N104">
      <style:table-cell-properties style:text-align-source="fix" style:repeat-content="false" fo:wrap-option="wrap" style:vertical-align="middle"/>
      <style:paragraph-properties fo:text-align="center" fo:margin-left="0in"/>
      <style:text-properties style:font-name="Liberation Sans"/>
    </style:style>
    <style:style style:name="ce24" style:family="table-cell" style:parent-style-name="Default" style:data-style-name="N104">
      <style:table-cell-properties style:text-align-source="fix" style:repeat-content="false" fo:background-color="transparent" fo:wrap-option="wrap" style:vertical-align="middle"/>
      <style:paragraph-properties fo:text-align="center" fo:margin-left="0in"/>
      <style:text-properties style:font-name="Liberation Sans"/>
    </style:style>
    <style:style style:name="ce25" style:family="table-cell" style:parent-style-name="Default" style:data-style-name="N104">
      <style:table-cell-properties fo:wrap-option="wrap"/>
      <style:text-properties style:font-name="Liberation Sans"/>
    </style:style>
    <style:style style:name="ce27" style:family="table-cell" style:parent-style-name="Default" style:data-style-name="N3">
      <style:table-cell-properties style:text-align-source="fix" style:repeat-content="false" style:vertical-align="middle"/>
      <style:paragraph-properties fo:text-align="end" fo:margin-left="0in"/>
      <style:text-properties style:font-name="Liberation Sans"/>
    </style:style>
    <style:style style:name="ce30"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32" style:family="table-cell" style:parent-style-name="Default" style:data-style-name="N104">
      <style:table-cell-properties style:vertical-align="middle"/>
      <style:text-properties style:font-name="Liberation Sans"/>
    </style:style>
    <style:style style:name="ce34" style:family="table-cell" style:parent-style-name="Default" style:data-style-name="N104">
      <style:table-cell-properties style:vertical-align="middle"/>
      <style:text-properties style:font-name="Liberation Sans"/>
    </style:style>
    <style:style style:name="ce44" style:family="table-cell" style:parent-style-name="Default" style:data-style-name="N104">
      <style:table-cell-properties style:vertical-align="middle"/>
      <style:text-properties style:font-name="Liberation Sans"/>
    </style:style>
    <style:style style:name="ce45" style:family="table-cell" style:parent-style-name="Default" style:data-style-name="N104">
      <style:table-cell-properties style:text-align-source="fix" style:repeat-content="false" style:vertical-align="middle"/>
      <style:paragraph-properties fo:text-align="end"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50"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51"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52"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53"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54" style:family="table-cell" style:parent-style-name="Default" style:data-style-name="N104">
      <style:table-cell-properties style:text-align-source="fix" style:repeat-content="false" style:vertical-align="middle"/>
      <style:paragraph-properties fo:text-align="end" fo:margin-left="0in"/>
      <style:text-properties style:font-name="Liberation Sans"/>
    </style:style>
    <style:style style:name="ce29" style:family="table-cell" style:parent-style-name="Default">
      <style:table-cell-properties style:vertical-align="middle"/>
      <style:text-properties style:font-name="Liberation Sans"/>
    </style:style>
    <style:style style:name="ce56" style:family="table-cell" style:parent-style-name="Default">
      <style:text-properties style:font-name="Liberation Sans"/>
    </style:style>
    <style:style style:name="ce57" style:family="table-cell" style:parent-style-name="Default" style:data-style-name="N103">
      <style:table-cell-properties style:vertical-align="middle"/>
      <style:text-properties style:font-name="Liberation Sans"/>
    </style:style>
    <style:style style:name="ce58" style:family="table-cell" style:parent-style-name="Default" style:data-style-name="N104">
      <style:table-cell-properties style:vertical-align="middle"/>
      <style:text-properties style:font-name="Liberation Sans"/>
    </style:style>
    <style:style style:name="gr1" style:family="graphic" style:parent-style-name="Default">
      <style:graphic-properties draw:stroke="none" svg:stroke-color="#000000" draw:fill="solid" draw:fill-color="#ffffff" fo:min-height="1.4673in" loext:decorative="false"/>
      <style:paragraph-properties style:writing-mode="lr-tb"/>
      <style:text-properties style:font-name="Liberation Sans"/>
    </style:style>
    <style:style style:name="gr2" style:family="graphic" style:parent-style-name="Default">
      <style:graphic-properties draw:stroke="none" svg:stroke-color="#000000" draw:fill="solid" draw:fill-color="#ffffff" fo:min-height="0.515in" loext:decorative="false"/>
      <style:paragraph-properties style:writing-mode="lr-tb" fo:text-align="start" style:text-autospace="none" style:line-break="normal"/>
      <style:text-properties fo:hyphenate="false"/>
    </style:style>
    <style:style style:name="P1" style:family="paragraph">
      <style:text-properties style:font-name="Liberation Sans"/>
    </style:style>
    <style:style style:name="P2" style:family="paragraph">
      <loext:graphic-properties draw:fill="solid" draw:fill-color="#ffffff"/>
      <style:text-properties style:font-name="Liberation Sans"/>
    </style:style>
    <style:style style:name="P3" style:family="paragraph">
      <style:paragraph-properties fo:text-align="start" style:text-autospace="none" style:line-break="normal" style:writing-mode="page"/>
      <style:text-properties fo:hyphenate="false"/>
    </style:style>
    <style:style style:name="P4" style:family="paragraph">
      <loext:graphic-properties draw:fill="solid" draw:fill-color="#ffffff"/>
      <style:paragraph-properties fo:text-align="start" style:text-autospace="none" style:line-break="normal"/>
      <style:text-properties fo:hyphenate="false"/>
    </style:style>
    <style:style style:name="T1" style:family="text">
      <style:text-properties style:font-name="Liberation Sans" fo:font-size="10.5pt" style:font-size-asian="10.5pt" style:font-size-complex="10.5pt"/>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weight-asian="normal" style:font-weight-complex="normal" style:font-style-asian="normal" style:font-style-complex="normal" style:text-emphasize="none" style:font-relief="none" style:text-overline-style="none" style:text-overline-color="font-color" fo:font-size="7pt" style:font-size-asian="7pt" style:font-size-complex="7pt"/>
    </style:style>
  </office:automatic-styles>
  <office:body>
    <office:spreadsheet>
      <table:calculation-settings table:automatic-find-labels="false" table:use-regular-expressions="false" table:use-wildcards="true"/>
      <table:table table:name="Water &amp; Sewer Rates" table:style-name="ta1">
        <table:shapes>
          <draw:frame draw:z-index="0" draw:name="Text Frame 1" draw:style-name="gr1" draw:text-style-name="P2" svg:width="8.8205in" svg:height="1.4673in" svg:x="0.0386in" svg:y="5.2913in">
            <draw:text-box>
              <text:p text:style-name="P1"><text:span text:style-name="T1">Notes:</text:span></text:p>
              <text:p text:style-name="P1"><text:span text:style-name="T1">1. Usage rates were converted from a variety of billing standards to Maumee’s 1,000 gallon billing standard for comparison. Most cities charge per 100 cubic feet, the cost for which can be converted to a 1,000 gallon rate by multiplying it by 1.3368 (there are 748.0543 gallons in 100 cubic feet).</text:span></text:p>
              <text:p text:style-name="P1"><text:span text:style-name="T1">2. Most cities bill monthly, with one or two billing bimonthly. All bill estimates, as well as minimum usage volumes and fees, have been converted into quarterly figures for comparison to Maumee’s quarterly billing standard. These figures all assume the customer uses the same amout of water each month.</text:span></text:p>
              <text:p text:style-name="P1"><text:span text:style-name="T1">3. Feel free to use this data as you wish, attribution is not required.</text:span></text:p>
              <text:p text:style-name="P1"><text:span text:style-name="T1">4. If you find a mistake please let me know at waterrates@funkybeluga.com</text:span></text:p>
            </draw:text-box>
          </draw:frame>
        </table:shapes>
        <table:table-column table:style-name="co1" table:default-cell-style-name="ce6"/>
        <table:table-column table:style-name="co2" table:default-cell-style-name="ce10"/>
        <table:table-column table:style-name="co3" table:default-cell-style-name="ce13"/>
        <table:table-column table:style-name="co4" table:default-cell-style-name="ce10"/>
        <table:table-column table:style-name="co5" table:number-columns-repeated="3" table:default-cell-style-name="ce17"/>
        <table:table-column table:style-name="co6" table:default-cell-style-name="ce25"/>
        <table:table-column table:style-name="co7" table:default-cell-style-name="ce10"/>
        <table:table-column table:style-name="co8" table:default-cell-style-name="ce17"/>
        <table:table-column table:style-name="co7" table:number-columns-repeated="3" table:default-cell-style-name="ce17"/>
        <table:table-column table:style-name="co8" table:default-cell-style-name="ce17"/>
        <table:table-column table:style-name="co7" table:number-columns-repeated="3" table:default-cell-style-name="ce17"/>
        <table:table-column table:style-name="co8" table:default-cell-style-name="ce17"/>
        <table:table-column table:style-name="co7" table:number-columns-repeated="3" table:default-cell-style-name="ce17"/>
        <table:table-column table:style-name="co9" table:default-cell-style-name="ce56"/>
        <table:table-column table:style-name="co7" table:number-columns-repeated="16355" table:default-cell-style-name="ce56"/>
        <table:table-row table:style-name="ro1">
          <table:table-cell table:style-name="ce1" office:value-type="string" calcext:value-type="string">
            <text:p>City/Municipality</text:p>
          </table:table-cell>
          <table:table-cell table:style-name="ce3" office:value-type="string" calcext:value-type="string">
            <text:p>Population (as of 2020 census)</text:p>
          </table:table-cell>
          <table:table-cell table:style-name="ce5" office:value-type="string" calcext:value-type="string">
            <text:p>2023 Median Household Income (according to city-data.com)</text:p>
          </table:table-cell>
          <table:table-cell table:style-name="ce3" office:value-type="string" calcext:value-type="string">
            <text:p>Population Rank Out of 10 Largest Northwest Ohio Cities</text:p>
          </table:table-cell>
          <table:table-cell table:style-name="ce8" office:value-type="string" calcext:value-type="string">
            <text:p>Current Residential Water Usage Rates (per 1,000 gallons)</text:p>
          </table:table-cell>
          <table:table-cell table:style-name="ce8" office:value-type="string" calcext:value-type="string">
            <text:p>City Buys Water From Toledo</text:p>
          </table:table-cell>
          <table:table-cell table:style-name="ce8" office:value-type="string" calcext:value-type="string">
            <text:p>Current Residential Sewer Usage Rates (per 1,000 gallons)</text:p>
          </table:table-cell>
          <table:table-cell table:style-name="ce8" office:value-type="string" calcext:value-type="string">
            <text:p>Type of Flat Fee Charged</text:p>
          </table:table-cell>
          <table:table-cell table:style-name="ce3" office:value-type="string" calcext:value-type="string">
            <text:p>Quarterly Equivalent Minimum Usage Gallons</text:p>
          </table:table-cell>
          <table:table-cell table:style-name="ce8" office:value-type="string" calcext:value-type="string">
            <text:p>Equivalent Quarterly Minimum Usage Fee, Flat Fee and/or Meter Fee (<text:span text:style-name="T4">5/8”</text:span> Meter)</text:p>
          </table:table-cell>
          <table:table-cell table:style-name="ce8" office:value-type="string" calcext:value-type="string">
            <text:p>Equivalent Quarterly Bill for 3,000 gallons of usage (<text:span text:style-name="T4">5/8”</text:span> Meter)</text:p>
          </table:table-cell>
          <table:table-cell table:style-name="ce8" office:value-type="string" calcext:value-type="string">
            <text:p>Equivalent Quarterly Bill for 6,000 gallons of usage (<text:span text:style-name="T4">5/8”</text:span> Meter)</text:p>
          </table:table-cell>
          <table:table-cell table:style-name="ce8" office:value-type="string" calcext:value-type="string">
            <text:p>Equivalent Quarterly Bill for 12,000 gallons of usage (<text:span text:style-name="T4">5/8”</text:span> Meter)</text:p>
          </table:table-cell>
          <table:table-cell table:style-name="ce8" office:value-type="string" calcext:value-type="string">
            <text:p>Equivalent Quarterly Minimum Usage Fee, Flat Fee and/or Meter Fee (<text:span text:style-name="T4">3/4”</text:span> Meter)</text:p>
          </table:table-cell>
          <table:table-cell table:style-name="ce8" office:value-type="string" calcext:value-type="string">
            <text:p>Equivalent Quarterly Bill for 3,000 gallons of usage (<text:span text:style-name="T4">3/4”</text:span> Meter)</text:p>
          </table:table-cell>
          <table:table-cell table:style-name="ce8" office:value-type="string" calcext:value-type="string">
            <text:p>Equivalent Quarterly Bill for 6,000 gallons of usage (<text:span text:style-name="T4">3/4”</text:span> Meter)</text:p>
          </table:table-cell>
          <table:table-cell table:style-name="ce8" office:value-type="string" calcext:value-type="string">
            <text:p>Equivalent Quarterly Bill for 12,000 gallons of usage (<text:span text:style-name="T4">3/4”</text:span> Meter)</text:p>
          </table:table-cell>
          <table:table-cell table:style-name="ce8" office:value-type="string" calcext:value-type="string">
            <text:p>Equivalent Quarterly Minimum Usage Fee, Flat Fee and/or Meter Fee (<text:span text:style-name="T4">1”</text:span> Meter)</text:p>
          </table:table-cell>
          <table:table-cell table:style-name="ce8" office:value-type="string" calcext:value-type="string">
            <text:p>Equivalent Quarterly Bill for 3,000 gallons of usage (<text:span text:style-name="T4">1”</text:span> Meter)</text:p>
          </table:table-cell>
          <table:table-cell table:style-name="ce8" office:value-type="string" calcext:value-type="string">
            <text:p>Equivalent Quarterly Bill for 6,000 gallons of usage (<text:span text:style-name="T4">1”</text:span> Meter)</text:p>
          </table:table-cell>
          <table:table-cell table:style-name="ce8" office:value-type="string" calcext:value-type="string">
            <text:p>Equivalent Quarterly Bill for 12,000 gallons of usage (<text:span text:style-name="T4">1”</text:span> Meter)</text:p>
          </table:table-cell>
          <table:table-cell table:style-name="ce1" office:value-type="string" calcext:value-type="string">
            <text:p>Water Rate Source</text:p>
          </table:table-cell>
          <table:table-cell table:style-name="ce1" table:number-columns-repeated="16355"/>
        </table:table-row>
        <table:table-row table:style-name="ro2">
          <table:table-cell table:style-name="ce19" office:value-type="string" calcext:value-type="string">
            <text:p>Toledo</text:p>
          </table:table-cell>
          <table:table-cell table:style-name="ce23" office:value-type="float" office:value="270871" calcext:value-type="float">
            <text:p>270,871</text:p>
          </table:table-cell>
          <table:table-cell table:style-name="ce26" office:value-type="currency" office:currency="USD" office:value="46302" calcext:value-type="currency">
            <text:p>$46,302</text:p>
          </table:table-cell>
          <table:table-cell table:style-name="ce28" office:value-type="float" office:value="1" calcext:value-type="float">
            <text:p>1</text:p>
          </table:table-cell>
          <table:table-cell table:style-name="ce16" office:value-type="currency" office:currency="USD" office:value="5.9" calcext:value-type="currency">
            <text:p>$5.90</text:p>
          </table:table-cell>
          <table:table-cell table:style-name="ce18" office:value-type="string" calcext:value-type="string">
            <text:p>Yes</text:p>
          </table:table-cell>
          <table:table-cell table:style-name="ce20" office:value-type="currency" office:currency="USD" office:value="7.81" calcext:value-type="currency">
            <text:p>$7.81</text:p>
          </table:table-cell>
          <table:table-cell table:style-name="ce22" office:value-type="string" calcext:value-type="string">
            <text:p>Meter Fee Based on Meter Size &amp; Flat Fee</text:p>
          </table:table-cell>
          <table:table-cell table:style-name="ce27" office:value-type="float" office:value="0" calcext:value-type="float">
            <text:p>0</text:p>
          </table:table-cell>
          <table:table-cell table:style-name="ce30" table:formula="of:=29.47*3" office:value-type="currency" office:currency="USD" office:value="88.41" calcext:value-type="currency">
            <text:p>$88.41</text:p>
          </table:table-cell>
          <table:table-cell table:style-name="ce32" table:formula="of:=IF([.$I2]&gt;3000;(VALUE([.$J2]));([.$J2]+((3000-[.$I2])/1000*([.$E2]+[.$G2]))))" office:value-type="currency" office:currency="USD" office:value="129.54" calcext:value-type="currency">
            <text:p>$129.54</text:p>
          </table:table-cell>
          <table:table-cell table:style-name="ce34" table:formula="of:=IF([.$I2]&gt;6000;(VALUE([.$J2]));([.$J2]+((6000-[.$I2])/1000*([.$E2]+[.$G2]))))" office:value-type="currency" office:currency="USD" office:value="170.67" calcext:value-type="currency">
            <text:p>$170.67</text:p>
          </table:table-cell>
          <table:table-cell table:style-name="ce44" table:formula="of:=IF([.$I2]&gt;12000;(VALUE([.$J2]));([.$J2]+((12000-[.$I2])/1000*([.$E2]+[.$G2]))))" office:value-type="currency" office:currency="USD" office:value="252.93" calcext:value-type="currency">
            <text:p>$252.93</text:p>
          </table:table-cell>
          <table:table-cell table:style-name="ce30" table:formula="of:=31.74*3" office:value-type="currency" office:currency="USD" office:value="95.22" calcext:value-type="currency">
            <text:p>$95.22</text:p>
          </table:table-cell>
          <table:table-cell table:style-name="ce49" table:formula="of:=IF([.$I2]&gt;3000;(VALUE([.$N2]));([.$N2]+((3000-[.$I2])/1000*([.$E2]+[.$G2]))))" office:value-type="currency" office:currency="USD" office:value="136.35" calcext:value-type="currency">
            <text:p>$136.35</text:p>
          </table:table-cell>
          <table:table-cell table:style-name="ce50" table:formula="of:=IF([.$I2]&gt;6000;(VALUE([.$N2]));([.$N2]+((6000-[.$I2])/1000*([.$E2]+[.$G2]))))" office:value-type="currency" office:currency="USD" office:value="177.48" calcext:value-type="currency">
            <text:p>$177.48</text:p>
          </table:table-cell>
          <table:table-cell table:style-name="ce51" table:formula="of:=IF([.$I2]&gt;12000;(VALUE([.$N2]));([.$N2]+((12000-[.$I2])/1000*([.$E2]+[.$G2]))))" office:value-type="currency" office:currency="USD" office:value="259.74" calcext:value-type="currency">
            <text:p>$259.74</text:p>
          </table:table-cell>
          <table:table-cell table:style-name="ce30" table:formula="of:=48.45*3" office:value-type="currency" office:currency="USD" office:value="145.35" calcext:value-type="currency">
            <text:p>$145.35</text:p>
          </table:table-cell>
          <table:table-cell table:style-name="ce52" table:formula="of:=IF([.$I2]&gt;3000;(VALUE([.$R2]));([.$R2]+((3000-[.$I2])/1000*([.$E2]+[.$G2]))))" office:value-type="currency" office:currency="USD" office:value="186.48" calcext:value-type="currency">
            <text:p>$186.48</text:p>
          </table:table-cell>
          <table:table-cell table:style-name="ce53" table:formula="of:=IF([.$I2]&gt;6000;(VALUE([.$R2]));([.$R2]+((6000-[.$I2])/1000*([.$E2]+[.$G2]))))" office:value-type="currency" office:currency="USD" office:value="227.61" calcext:value-type="currency">
            <text:p>$227.61</text:p>
          </table:table-cell>
          <table:table-cell table:style-name="ce54" table:formula="of:=IF([.$I2]&gt;12000;(VALUE([.$R2]));([.$R2]+((12000-[.$I2])/1000*([.$E2]+[.$G2]))))" office:value-type="currency" office:currency="USD" office:value="309.87" calcext:value-type="currency">
            <text:p>$309.87</text:p>
          </table:table-cell>
          <table:table-cell table:style-name="ce29" office:value-type="string" calcext:value-type="string">
            <text:p><text:a xlink:href="https://toledo.oh.gov/residents/water/rates" xlink:type="simple">https://toledo.oh.gov/residents/water/rates</text:a></text:p>
          </table:table-cell>
          <table:table-cell table:style-name="ce29" table:number-columns-repeated="16355"/>
        </table:table-row>
        <table:table-row table:style-name="ro2">
          <table:table-cell table:style-name="ce19" office:value-type="string" calcext:value-type="string">
            <text:p>Findlay</text:p>
          </table:table-cell>
          <table:table-cell table:style-name="ce23" office:value-type="float" office:value="40313" calcext:value-type="float">
            <text:p>40,313</text:p>
          </table:table-cell>
          <table:table-cell table:style-name="ce26" office:value-type="currency" office:currency="USD" office:value="58197" calcext:value-type="currency">
            <text:p>$58,197</text:p>
          </table:table-cell>
          <table:table-cell table:style-name="ce28" office:value-type="float" office:value="2" calcext:value-type="float">
            <text:p>2</text:p>
          </table:table-cell>
          <table:table-cell table:style-name="ce16" office:value-type="currency" office:currency="USD" office:value="5.35" calcext:value-type="currency">
            <text:p>$5.35</text:p>
          </table:table-cell>
          <table:table-cell table:style-name="ce18" office:value-type="string" calcext:value-type="string">
            <text:p>No</text:p>
          </table:table-cell>
          <table:table-cell table:style-name="ce20" office:value-type="currency" office:currency="USD" office:value="2.39" calcext:value-type="currency">
            <text:p>$2.39</text:p>
          </table:table-cell>
          <table:table-cell table:style-name="ce22" office:value-type="string" calcext:value-type="string">
            <text:p>Minimum Usage Fee Based on Meter Size</text:p>
          </table:table-cell>
          <table:table-cell table:style-name="ce27" table:formula="of:=1496*3" office:value-type="float" office:value="4488" calcext:value-type="float">
            <text:p>4,488</text:p>
          </table:table-cell>
          <table:table-cell table:style-name="ce30" table:formula="of:=(12.72+21.04)*3" office:value-type="currency" office:currency="USD" office:value="101.28" calcext:value-type="currency">
            <text:p>$101.28</text:p>
          </table:table-cell>
          <table:table-cell table:style-name="ce32" table:formula="of:=IF([.$I3]&gt;3000;(VALUE([.$J3]));([.$J3]+((3000-[.$I3])/1000*([.$E3]+[.$G3]))))" office:value-type="currency" office:currency="USD" office:value="101.28" calcext:value-type="currency">
            <text:p>$101.28</text:p>
          </table:table-cell>
          <table:table-cell table:style-name="ce34" table:formula="of:=IF([.$I3]&gt;6000;(VALUE([.$J3]));([.$J3]+((6000-[.$I3])/1000*([.$E3]+[.$G3]))))" office:value-type="currency" office:currency="USD" office:value="112.98288" calcext:value-type="currency">
            <text:p>$112.98</text:p>
          </table:table-cell>
          <table:table-cell table:style-name="ce44" table:formula="of:=IF([.$I3]&gt;12000;(VALUE([.$J3]));([.$J3]+((12000-[.$I3])/1000*([.$E3]+[.$G3]))))" office:value-type="currency" office:currency="USD" office:value="159.42288" calcext:value-type="currency">
            <text:p>$159.42</text:p>
          </table:table-cell>
          <table:table-cell table:style-name="ce30" table:formula="of:=(15.09+29.78)*3" office:value-type="currency" office:currency="USD" office:value="134.61" calcext:value-type="currency">
            <text:p>$134.61</text:p>
          </table:table-cell>
          <table:table-cell table:style-name="ce49" table:formula="of:=IF([.$I3]&gt;3000;(VALUE([.$N3]));([.$N3]+((3000-[.$I3])/1000*([.$E3]+[.$G3]))))" office:value-type="currency" office:currency="USD" office:value="134.61" calcext:value-type="currency">
            <text:p>$134.61</text:p>
          </table:table-cell>
          <table:table-cell table:style-name="ce50" table:formula="of:=IF([.$I3]&gt;6000;(VALUE([.$N3]));([.$N3]+((6000-[.$I3])/1000*([.$E3]+[.$G3]))))" office:value-type="currency" office:currency="USD" office:value="146.31288" calcext:value-type="currency">
            <text:p>$146.31</text:p>
          </table:table-cell>
          <table:table-cell table:style-name="ce51" table:formula="of:=IF([.$I3]&gt;12000;(VALUE([.$N3]));([.$N3]+((12000-[.$I3])/1000*([.$E3]+[.$G3]))))" office:value-type="currency" office:currency="USD" office:value="192.75288" calcext:value-type="currency">
            <text:p>$192.75</text:p>
          </table:table-cell>
          <table:table-cell table:style-name="ce30" table:formula="of:=(19.82+47.24)*3" office:value-type="currency" office:currency="USD" office:value="201.18" calcext:value-type="currency">
            <text:p>$201.18</text:p>
          </table:table-cell>
          <table:table-cell table:style-name="ce52" table:formula="of:=IF([.$I3]&gt;3000;(VALUE([.$R3]));([.$R3]+((3000-[.$I3])/1000*([.$E3]+[.$G3]))))" office:value-type="currency" office:currency="USD" office:value="201.18" calcext:value-type="currency">
            <text:p>$201.18</text:p>
          </table:table-cell>
          <table:table-cell table:style-name="ce53" table:formula="of:=IF([.$I3]&gt;6000;(VALUE([.$R3]));([.$R3]+((6000-[.$I3])/1000*([.$E3]+[.$G3]))))" office:value-type="currency" office:currency="USD" office:value="212.88288" calcext:value-type="currency">
            <text:p>$212.88</text:p>
          </table:table-cell>
          <table:table-cell table:style-name="ce54" table:formula="of:=IF([.$I3]&gt;12000;(VALUE([.$R3]));([.$R3]+((12000-[.$I3])/1000*([.$E3]+[.$G3]))))" office:value-type="currency" office:currency="USD" office:value="259.32288" calcext:value-type="currency">
            <text:p>$259.32</text:p>
          </table:table-cell>
          <table:table-cell table:style-name="ce29" office:value-type="string" calcext:value-type="string">
            <text:p><text:a xlink:href="https://www.findlayohio.gov/home/showpublisheddocument/16350/638677831257830000" xlink:type="simple">https://www.findlayohio.gov/home/showpublisheddocument/16350/638677831257830000</text:a></text:p>
            <text:p><text:a xlink:href="https://www.findlayohio.gov/home/showpublisheddocument/2468/636693760887570000" xlink:type="simple">https://www.findlayohio.gov/home/showpublisheddocument/2468/636693760887570000</text:a></text:p>
          </table:table-cell>
          <table:table-cell table:style-name="ce29" table:number-columns-repeated="16355"/>
        </table:table-row>
        <table:table-row table:style-name="ro2">
          <table:table-cell table:style-name="ce19" office:value-type="string" calcext:value-type="string">
            <text:p>Lima</text:p>
          </table:table-cell>
          <table:table-cell table:style-name="ce23" office:value-type="float" office:value="35579" calcext:value-type="float">
            <text:p>35,579</text:p>
          </table:table-cell>
          <table:table-cell table:style-name="ce26" office:value-type="currency" office:currency="USD" office:value="46790" calcext:value-type="currency">
            <text:p>$46,790</text:p>
          </table:table-cell>
          <table:table-cell table:style-name="ce28" office:value-type="float" office:value="3" calcext:value-type="float">
            <text:p>3</text:p>
          </table:table-cell>
          <table:table-cell table:style-name="ce16" office:value-type="currency" office:currency="USD" office:value="4.85" calcext:value-type="currency">
            <text:p>$4.85</text:p>
          </table:table-cell>
          <table:table-cell table:style-name="ce18" office:value-type="string" calcext:value-type="string">
            <text:p>No</text:p>
          </table:table-cell>
          <table:table-cell table:style-name="ce20" office:value-type="currency" office:currency="USD" office:value="5.86" calcext:value-type="currency">
            <text:p>$5.86</text:p>
          </table:table-cell>
          <table:table-cell table:style-name="ce22" office:value-type="string" calcext:value-type="string">
            <text:p>Minimum Usage Fee Based on Meter Size</text:p>
          </table:table-cell>
          <table:table-cell table:style-name="ce27" table:formula="of:=2244*3" office:value-type="float" office:value="6732" calcext:value-type="float">
            <text:p>6,732</text:p>
          </table:table-cell>
          <table:table-cell table:style-name="ce30" office:value-type="string" calcext:value-type="string">
            <text:p><text:span text:style-name="T5">&lt;=6732 gallons    </text:span>$187.17</text:p>
            <text:p><text:span text:style-name="T5">&gt;6732 gallons    </text:span>$218.52</text:p>
          </table:table-cell>
          <table:table-cell table:style-name="ce32" table:formula="of:=IF([.$I4]&gt;3000;187.17;(187.17+((3000-[.$I4])/1000*([.$E4]+[.$G4]))))" office:value-type="currency" office:currency="USD" office:value="187.17" calcext:value-type="currency">
            <text:p>$187.17</text:p>
          </table:table-cell>
          <table:table-cell table:style-name="ce34" table:formula="of:=IF([.$I4]&gt;6000;187.17;(187.17+((6000-[.$I4])/1000*([.$E4]+[.$G4]))))" office:value-type="currency" office:currency="USD" office:value="187.17" calcext:value-type="currency">
            <text:p>$187.17</text:p>
          </table:table-cell>
          <table:table-cell table:style-name="ce44" table:formula="of:=IF([.$I4]&gt;12000;218.52;(218.52+((12000-[.$I4])/1000*([.$E4]+[.$G4]))))" office:value-type="currency" office:currency="USD" office:value="274.94028" calcext:value-type="currency">
            <text:p>$274.94</text:p>
          </table:table-cell>
          <table:table-cell table:style-name="ce30" office:value-type="string" calcext:value-type="string">
            <text:p><text:span text:style-name="T5">&lt;=6732 gallons    </text:span>$200.79</text:p>
            <text:p><text:span text:style-name="T5">&gt;6732 gallons    </text:span>$239.10</text:p>
          </table:table-cell>
          <table:table-cell table:style-name="ce49" table:formula="of:=IF([.$I4]&gt;3000;200.79;(200.79+((3000-[.$I4])/1000*([.$E4]+[.$G4]))))" office:value-type="currency" office:currency="USD" office:value="200.79" calcext:value-type="currency">
            <text:p>$200.79</text:p>
          </table:table-cell>
          <table:table-cell table:style-name="ce50" table:formula="of:=IF([.$I4]&gt;6000;200.79;(200.79+((6000-[.$I4])/1000*([.$E4]+[.$G4]))))" office:value-type="currency" office:currency="USD" office:value="200.79" calcext:value-type="currency">
            <text:p>$200.79</text:p>
          </table:table-cell>
          <table:table-cell table:style-name="ce51" table:formula="of:=IF([.$I4]&gt;12000;239.1;(239.1+((12000-[.$I4])/1000*([.$E4]+[.$G4]))))" office:value-type="currency" office:currency="USD" office:value="295.52028" calcext:value-type="currency">
            <text:p>$295.52</text:p>
          </table:table-cell>
          <table:table-cell table:style-name="ce30" office:value-type="string" calcext:value-type="string">
            <text:p><text:span text:style-name="T5">&lt;=6732 gallons    </text:span>$269.22</text:p>
            <text:p><text:span text:style-name="T5">&gt;6732 gallons    </text:span>$279.93</text:p>
          </table:table-cell>
          <table:table-cell table:style-name="ce52" table:formula="of:=IF([.$I4]&gt;3000;269.22;(269.22+((3000-[.$I4])/1000*([.$E4]+[.$G4]))))" office:value-type="currency" office:currency="USD" office:value="269.22" calcext:value-type="currency">
            <text:p>$269.22</text:p>
          </table:table-cell>
          <table:table-cell table:style-name="ce53" table:formula="of:=IF([.$I4]&gt;6000;269.22;(269.22+((6000-[.$I4])/1000*([.$E4]+[.$G4]))))" office:value-type="currency" office:currency="USD" office:value="269.22" calcext:value-type="currency">
            <text:p>$269.22</text:p>
          </table:table-cell>
          <table:table-cell table:style-name="ce54" table:formula="of:=IF([.$I4]&gt;12000;279.93;(279.93+((12000-[.$I4])/1000*([.$E4]+[.$G4]))))" office:value-type="currency" office:currency="USD" office:value="336.35028" calcext:value-type="currency">
            <text:p>$336.35</text:p>
          </table:table-cell>
          <table:table-cell table:style-name="ce29" office:value-type="string" calcext:value-type="string">
            <text:p><text:a xlink:href="https://www.limaohio.gov/DocumentCenter/View/11009/WATER-RATES-2025---2027" xlink:type="simple">https://www.limaohio.gov/DocumentCenter/View/11009/WATER-RATES-2025---2027</text:a></text:p>
            <text:p><text:a xlink:href="https://www.limaohio.gov/DocumentCenter/View/10219/2024-Sewer-Rates?bidId" xlink:type="simple">https://www.limaohio.gov/DocumentCenter/View/10219/2024-Sewer-Rates?bidId</text:a>=</text:p>
          </table:table-cell>
          <table:table-cell table:style-name="ce29" table:number-columns-repeated="16355"/>
        </table:table-row>
        <table:table-row table:style-name="ro2">
          <table:table-cell table:style-name="ce19" office:value-type="string" calcext:value-type="string">
            <text:p>Bowling Green</text:p>
          </table:table-cell>
          <table:table-cell table:style-name="ce23" office:value-type="float" office:value="30808" calcext:value-type="float">
            <text:p>30,808</text:p>
          </table:table-cell>
          <table:table-cell table:style-name="ce26" office:value-type="currency" office:currency="USD" office:value="46605" calcext:value-type="currency">
            <text:p>$46,605</text:p>
          </table:table-cell>
          <table:table-cell table:style-name="ce28" office:value-type="float" office:value="4" calcext:value-type="float">
            <text:p>4</text:p>
          </table:table-cell>
          <table:table-cell table:style-name="ce16" office:value-type="currency" office:currency="USD" office:value="2.89" calcext:value-type="currency">
            <text:p>$2.89</text:p>
          </table:table-cell>
          <table:table-cell table:style-name="ce18" office:value-type="string" calcext:value-type="string">
            <text:p>No</text:p>
          </table:table-cell>
          <table:table-cell table:style-name="ce20" office:value-type="currency" office:currency="USD" office:value="5.15" calcext:value-type="currency">
            <text:p>$5.15</text:p>
          </table:table-cell>
          <table:table-cell table:style-name="ce22" office:value-type="string" calcext:value-type="string">
            <text:p>Meter Fee Based on Meter Size &amp; Flat Fee</text:p>
          </table:table-cell>
          <table:table-cell table:style-name="ce27" office:value-type="float" office:value="0" calcext:value-type="float">
            <text:p>0</text:p>
          </table:table-cell>
          <table:table-cell table:style-name="ce30" office:value-type="currency" office:currency="USD" office:value="19.5" calcext:value-type="currency">
            <text:p>$19.50</text:p>
          </table:table-cell>
          <table:table-cell table:style-name="ce32" table:formula="of:=IF([.$I5]&gt;3000;(VALUE([.$J5]));([.$J5]+((3000-[.$I5])/1000*([.$E5]+[.$G5]))))" office:value-type="currency" office:currency="USD" office:value="43.62" calcext:value-type="currency">
            <text:p>$43.62</text:p>
          </table:table-cell>
          <table:table-cell table:style-name="ce34" table:formula="of:=IF([.$I5]&gt;6000;(VALUE([.$J5]));([.$J5]+((6000-[.$I5])/1000*([.$E5]+[.$G5]))))" office:value-type="currency" office:currency="USD" office:value="67.74" calcext:value-type="currency">
            <text:p>$67.74</text:p>
          </table:table-cell>
          <table:table-cell table:style-name="ce44" table:formula="of:=IF([.$I5]&gt;12000;(VALUE([.$J5]));([.$J5]+((12000-[.$I5])/1000*([.$E5]+[.$G5]))))" office:value-type="currency" office:currency="USD" office:value="115.98" calcext:value-type="currency">
            <text:p>$115.98</text:p>
          </table:table-cell>
          <table:table-cell table:style-name="ce30" office:value-type="currency" office:currency="USD" office:value="19.5" calcext:value-type="currency">
            <text:p>$19.50</text:p>
          </table:table-cell>
          <table:table-cell table:style-name="ce49" table:formula="of:=IF([.$I5]&gt;3000;(VALUE([.$N5]));([.$N5]+((3000-[.$I5])/1000*([.$E5]+[.$G5]))))" office:value-type="currency" office:currency="USD" office:value="43.62" calcext:value-type="currency">
            <text:p>$43.62</text:p>
          </table:table-cell>
          <table:table-cell table:style-name="ce50" table:formula="of:=IF([.$I5]&gt;6000;(VALUE([.$N5]));([.$N5]+((6000-[.$I5])/1000*([.$E5]+[.$G5]))))" office:value-type="currency" office:currency="USD" office:value="67.74" calcext:value-type="currency">
            <text:p>$67.74</text:p>
          </table:table-cell>
          <table:table-cell table:style-name="ce51" table:formula="of:=IF([.$I5]&gt;12000;(VALUE([.$N5]));([.$N5]+((12000-[.$I5])/1000*([.$E5]+[.$G5]))))" office:value-type="currency" office:currency="USD" office:value="115.98" calcext:value-type="currency">
            <text:p>$115.98</text:p>
          </table:table-cell>
          <table:table-cell table:style-name="ce30" office:value-type="currency" office:currency="USD" office:value="19.5" calcext:value-type="currency">
            <text:p>$19.50</text:p>
          </table:table-cell>
          <table:table-cell table:style-name="ce52" table:formula="of:=IF([.$I5]&gt;3000;(VALUE([.$R5]));([.$R5]+((3000-[.$I5])/1000*([.$E5]+[.$G5]))))" office:value-type="currency" office:currency="USD" office:value="43.62" calcext:value-type="currency">
            <text:p>$43.62</text:p>
          </table:table-cell>
          <table:table-cell table:style-name="ce53" table:formula="of:=IF([.$I5]&gt;6000;(VALUE([.$R5]));([.$R5]+((6000-[.$I5])/1000*([.$E5]+[.$G5]))))" office:value-type="currency" office:currency="USD" office:value="67.74" calcext:value-type="currency">
            <text:p>$67.74</text:p>
          </table:table-cell>
          <table:table-cell table:style-name="ce54" table:formula="of:=IF([.$I5]&gt;12000;(VALUE([.$R5]));([.$R5]+((12000-[.$I5])/1000*([.$E5]+[.$G5]))))" office:value-type="currency" office:currency="USD" office:value="115.98" calcext:value-type="currency">
            <text:p>$115.98</text:p>
          </table:table-cell>
          <table:table-cell table:style-name="ce29" office:value-type="string" calcext:value-type="string">
            <text:p><text:a xlink:href="https://www.bgohio.org/321/Rates-Fees" xlink:type="simple">https://www.bgohio.org/321/Rates-Fees</text:a></text:p>
          </table:table-cell>
          <table:table-cell table:style-name="ce29" table:number-columns-repeated="16355"/>
        </table:table-row>
        <table:table-row table:style-name="ro2">
          <table:table-cell table:style-name="ce19" office:value-type="string" calcext:value-type="string">
            <text:p>Perrysburg</text:p>
          </table:table-cell>
          <table:table-cell table:style-name="ce23" office:value-type="float" office:value="25041" calcext:value-type="float">
            <text:p>25,041</text:p>
          </table:table-cell>
          <table:table-cell table:style-name="ce26" office:value-type="currency" office:currency="USD" office:value="104971" calcext:value-type="currency">
            <text:p>$104,971</text:p>
          </table:table-cell>
          <table:table-cell table:style-name="ce28" office:value-type="float" office:value="5" calcext:value-type="float">
            <text:p>5</text:p>
          </table:table-cell>
          <table:table-cell table:style-name="ce16" office:value-type="currency" office:currency="USD" office:value="13.12" calcext:value-type="currency">
            <text:p>$13.12</text:p>
          </table:table-cell>
          <table:table-cell table:style-name="ce18" office:value-type="string" calcext:value-type="string">
            <text:p>Yes</text:p>
          </table:table-cell>
          <table:table-cell table:style-name="ce20" office:value-type="currency" office:currency="USD" office:value="10.86" calcext:value-type="currency">
            <text:p>$10.86</text:p>
          </table:table-cell>
          <table:table-cell table:style-name="ce22" office:value-type="string" calcext:value-type="string">
            <text:p>Minimum Usage Fee</text:p>
          </table:table-cell>
          <table:table-cell table:style-name="ce27" table:formula="of:=2244.163*3" office:value-type="float" office:value="6732.489" calcext:value-type="float">
            <text:p>6,732</text:p>
          </table:table-cell>
          <table:table-cell table:style-name="ce30" office:value-type="currency" office:currency="USD" office:value="161.52" calcext:value-type="currency">
            <text:p>$161.52</text:p>
          </table:table-cell>
          <table:table-cell table:style-name="ce32" table:formula="of:=IF([.$I6]&gt;3000;(VALUE([.$J6]));([.$J6]+((3000-[.$I6])/1000*([.$E6]+[.$G6]))))" office:value-type="currency" office:currency="USD" office:value="161.52" calcext:value-type="currency">
            <text:p>$161.52</text:p>
          </table:table-cell>
          <table:table-cell table:style-name="ce34" table:formula="of:=IF([.$I6]&gt;6000;(VALUE([.$J6]));([.$J6]+((6000-[.$I6])/1000*([.$E6]+[.$G6]))))" office:value-type="currency" office:currency="USD" office:value="161.52" calcext:value-type="currency">
            <text:p>$161.52</text:p>
          </table:table-cell>
          <table:table-cell table:style-name="ce44" table:formula="of:=IF([.$I6]&gt;12000;(VALUE([.$J6]));([.$J6]+((12000-[.$I6])/1000*([.$E6]+[.$G6]))))" office:value-type="currency" office:currency="USD" office:value="287.83491378" calcext:value-type="currency">
            <text:p>$287.83</text:p>
          </table:table-cell>
          <table:table-cell table:style-name="ce30" office:value-type="currency" office:currency="USD" office:value="161.52" calcext:value-type="currency">
            <text:p>$161.52</text:p>
          </table:table-cell>
          <table:table-cell table:style-name="ce49" table:formula="of:=IF([.$I6]&gt;3000;(VALUE([.$N6]));([.$N6]+((3000-[.$I6])/1000*([.$E6]+[.$G6]))))" office:value-type="currency" office:currency="USD" office:value="161.52" calcext:value-type="currency">
            <text:p>$161.52</text:p>
          </table:table-cell>
          <table:table-cell table:style-name="ce50" table:formula="of:=IF([.$I6]&gt;6000;(VALUE([.$N6]));([.$N6]+((6000-[.$I6])/1000*([.$E6]+[.$G6]))))" office:value-type="currency" office:currency="USD" office:value="161.52" calcext:value-type="currency">
            <text:p>$161.52</text:p>
          </table:table-cell>
          <table:table-cell table:style-name="ce51" table:formula="of:=IF([.$I6]&gt;12000;(VALUE([.$N6]));([.$N6]+((12000-[.$I6])/1000*([.$E6]+[.$G6]))))" office:value-type="currency" office:currency="USD" office:value="287.83491378" calcext:value-type="currency">
            <text:p>$287.83</text:p>
          </table:table-cell>
          <table:table-cell table:style-name="ce30" office:value-type="currency" office:currency="USD" office:value="161.52" calcext:value-type="currency">
            <text:p>$161.52</text:p>
          </table:table-cell>
          <table:table-cell table:style-name="ce52" table:formula="of:=IF([.$I6]&gt;3000;(VALUE([.$R6]));([.$R6]+((3000-[.$I6])/1000*([.$E6]+[.$G6]))))" office:value-type="currency" office:currency="USD" office:value="161.52" calcext:value-type="currency">
            <text:p>$161.52</text:p>
          </table:table-cell>
          <table:table-cell table:style-name="ce53" table:formula="of:=IF([.$I6]&gt;6000;(VALUE([.$R6]));([.$R6]+((6000-[.$I6])/1000*([.$E6]+[.$G6]))))" office:value-type="currency" office:currency="USD" office:value="161.52" calcext:value-type="currency">
            <text:p>$161.52</text:p>
          </table:table-cell>
          <table:table-cell table:style-name="ce54" table:formula="of:=IF([.$I6]&gt;12000;(VALUE([.$R6]));([.$R6]+((12000-[.$I6])/1000*([.$E6]+[.$G6]))))" office:value-type="currency" office:currency="USD" office:value="287.83491378" calcext:value-type="currency">
            <text:p>$287.83</text:p>
          </table:table-cell>
          <table:table-cell table:style-name="ce29" office:value-type="string" calcext:value-type="string">
            <text:p><text:a xlink:href="https://www.perrysburgoh.gov/DocumentCenter/View/540/2025-Water-and-Sewer-Rates-PDF" xlink:type="simple">https://www.perrysburgoh.gov/DocumentCenter/View/540/2025-Water-and-Sewer-Rates-PDF</text:a></text:p>
          </table:table-cell>
          <table:table-cell table:style-name="ce29" table:number-columns-repeated="16355"/>
        </table:table-row>
        <table:table-row table:style-name="ro2">
          <table:table-cell table:style-name="ce19" office:value-type="string" calcext:value-type="string">
            <text:p>Sylvania</text:p>
          </table:table-cell>
          <table:table-cell table:style-name="ce23" office:value-type="float" office:value="19011" calcext:value-type="float">
            <text:p>19,011</text:p>
          </table:table-cell>
          <table:table-cell table:style-name="ce26" office:value-type="currency" office:currency="USD" office:value="96136" calcext:value-type="currency">
            <text:p>$96,136</text:p>
          </table:table-cell>
          <table:table-cell table:style-name="ce28" office:value-type="float" office:value="6" calcext:value-type="float">
            <text:p>6</text:p>
          </table:table-cell>
          <table:table-cell table:style-name="ce16" office:value-type="currency" office:currency="USD" office:value="8.75" calcext:value-type="currency">
            <text:p>$8.75</text:p>
          </table:table-cell>
          <table:table-cell table:style-name="ce18" office:value-type="string" calcext:value-type="string">
            <text:p>Yes</text:p>
          </table:table-cell>
          <table:table-cell table:style-name="ce20" office:value-type="currency" office:currency="USD" office:value="5.56" calcext:value-type="currency">
            <text:p>$5.56</text:p>
          </table:table-cell>
          <table:table-cell table:style-name="ce22" office:value-type="string" calcext:value-type="string">
            <text:p>None</text:p>
          </table:table-cell>
          <table:table-cell table:style-name="ce27" office:value-type="float" office:value="0" calcext:value-type="float">
            <text:p>0</text:p>
          </table:table-cell>
          <table:table-cell table:style-name="ce30" office:value-type="currency" office:currency="USD" office:value="0" calcext:value-type="currency">
            <text:p>$0.00</text:p>
          </table:table-cell>
          <table:table-cell table:style-name="ce32" table:formula="of:=IF([.$I7]&gt;3000;(VALUE([.$J7]));([.$J7]+((3000-[.$I7])/1000*([.$E7]+[.$G7]))))" office:value-type="currency" office:currency="USD" office:value="42.93" calcext:value-type="currency">
            <text:p>$42.93</text:p>
          </table:table-cell>
          <table:table-cell table:style-name="ce34" table:formula="of:=IF([.$I7]&gt;6000;(VALUE([.$J7]));([.$J7]+((6000-[.$I7])/1000*([.$E7]+[.$G7]))))" office:value-type="currency" office:currency="USD" office:value="85.86" calcext:value-type="currency">
            <text:p>$85.86</text:p>
          </table:table-cell>
          <table:table-cell table:style-name="ce44" table:formula="of:=IF([.$I7]&gt;12000;(VALUE([.$J7]));([.$J7]+((12000-[.$I7])/1000*([.$E7]+[.$G7]))))" office:value-type="currency" office:currency="USD" office:value="171.72" calcext:value-type="currency">
            <text:p>$171.72</text:p>
          </table:table-cell>
          <table:table-cell table:style-name="ce45" office:value-type="currency" office:currency="USD" office:value="0" calcext:value-type="currency">
            <text:p>$0.00</text:p>
          </table:table-cell>
          <table:table-cell table:style-name="ce49" table:formula="of:=IF([.$I7]&gt;3000;(VALUE([.$N7]));([.$N7]+((3000-[.$I7])/1000*([.$E7]+[.$G7]))))" office:value-type="currency" office:currency="USD" office:value="42.93" calcext:value-type="currency">
            <text:p>$42.93</text:p>
          </table:table-cell>
          <table:table-cell table:style-name="ce50" table:formula="of:=IF([.$I7]&gt;6000;(VALUE([.$N7]));([.$N7]+((6000-[.$I7])/1000*([.$E7]+[.$G7]))))" office:value-type="currency" office:currency="USD" office:value="85.86" calcext:value-type="currency">
            <text:p>$85.86</text:p>
          </table:table-cell>
          <table:table-cell table:style-name="ce51" table:formula="of:=IF([.$I7]&gt;12000;(VALUE([.$N7]));([.$N7]+((12000-[.$I7])/1000*([.$E7]+[.$G7]))))" office:value-type="currency" office:currency="USD" office:value="171.72" calcext:value-type="currency">
            <text:p>$171.72</text:p>
          </table:table-cell>
          <table:table-cell table:style-name="ce45" office:value-type="currency" office:currency="USD" office:value="0" calcext:value-type="currency">
            <text:p>$0.00</text:p>
          </table:table-cell>
          <table:table-cell table:style-name="ce52" table:formula="of:=IF([.$I7]&gt;3000;(VALUE([.$R7]));([.$R7]+((3000-[.$I7])/1000*([.$E7]+[.$G7]))))" office:value-type="currency" office:currency="USD" office:value="42.93" calcext:value-type="currency">
            <text:p>$42.93</text:p>
          </table:table-cell>
          <table:table-cell table:style-name="ce53" table:formula="of:=IF([.$I7]&gt;6000;(VALUE([.$R7]));([.$R7]+((6000-[.$I7])/1000*([.$E7]+[.$G7]))))" office:value-type="currency" office:currency="USD" office:value="85.86" calcext:value-type="currency">
            <text:p>$85.86</text:p>
          </table:table-cell>
          <table:table-cell table:style-name="ce54" table:formula="of:=IF([.$I7]&gt;12000;(VALUE([.$R7]));([.$R7]+((12000-[.$I7])/1000*([.$E7]+[.$G7]))))" office:value-type="currency" office:currency="USD" office:value="171.72" calcext:value-type="currency">
            <text:p>$171.72</text:p>
          </table:table-cell>
          <table:table-cell table:style-name="ce29" office:value-type="string" calcext:value-type="string">
            <text:p><text:a xlink:href="https://www.cityofsylvania.com/government/utilities/" xlink:type="simple">https://www.cityofsylvania.com/government/utilities/</text:a></text:p>
          </table:table-cell>
          <table:table-cell table:style-name="ce29" table:number-columns-repeated="16355"/>
        </table:table-row>
        <table:table-row table:style-name="ro2">
          <table:table-cell table:style-name="ce19" office:value-type="string" calcext:value-type="string">
            <text:p>Tiffin</text:p>
          </table:table-cell>
          <table:table-cell table:style-name="ce23" office:value-type="float" office:value="17953" calcext:value-type="float">
            <text:p>17,953</text:p>
          </table:table-cell>
          <table:table-cell table:style-name="ce26" office:value-type="currency" office:currency="USD" office:value="54172" calcext:value-type="currency">
            <text:p>$54,172</text:p>
          </table:table-cell>
          <table:table-cell table:style-name="ce28" office:value-type="float" office:value="7" calcext:value-type="float">
            <text:p>7</text:p>
          </table:table-cell>
          <table:table-cell table:style-name="ce16" office:value-type="currency" office:currency="USD" office:value="12.67" calcext:value-type="currency">
            <text:p>$12.67</text:p>
          </table:table-cell>
          <table:table-cell table:style-name="ce18" office:value-type="string" calcext:value-type="string">
            <text:p>No</text:p>
          </table:table-cell>
          <table:table-cell table:style-name="ce20" table:formula="of:=7.34*1.3368" office:value-type="currency" office:currency="USD" office:value="9.812112" calcext:value-type="currency">
            <text:p>$9.81</text:p>
          </table:table-cell>
          <table:table-cell table:style-name="ce22" office:value-type="string" calcext:value-type="string">
            <text:p>Meter Fee Based on Meter Size</text:p>
          </table:table-cell>
          <table:table-cell table:style-name="ce27" office:value-type="float" office:value="0" calcext:value-type="float">
            <text:p>0</text:p>
          </table:table-cell>
          <table:table-cell table:style-name="ce30" table:formula="of:=19*3" office:value-type="currency" office:currency="USD" office:value="57" calcext:value-type="currency">
            <text:p>$57.00</text:p>
          </table:table-cell>
          <table:table-cell table:style-name="ce32" table:formula="of:=IF([.$I8]&gt;3000;(VALUE([.$J8]));([.$J8]+((3000-[.$I8])/1000*([.$E8]+[.$G8]))))" office:value-type="currency" office:currency="USD" office:value="124.446336" calcext:value-type="currency">
            <text:p>$124.45</text:p>
          </table:table-cell>
          <table:table-cell table:style-name="ce34" table:formula="of:=IF([.$I8]&gt;6000;(VALUE([.$J8]));([.$J8]+((6000-[.$I8])/1000*([.$E8]+[.$G8]))))" office:value-type="currency" office:currency="USD" office:value="191.892672" calcext:value-type="currency">
            <text:p>$191.89</text:p>
          </table:table-cell>
          <table:table-cell table:style-name="ce44" table:formula="of:=IF([.$I8]&gt;12000;(VALUE([.$J8]));([.$J8]+((12000-[.$I8])/1000*([.$E8]+[.$G8]))))" office:value-type="currency" office:currency="USD" office:value="326.785344" calcext:value-type="currency">
            <text:p>$326.79</text:p>
          </table:table-cell>
          <table:table-cell table:style-name="ce45" table:formula="of:=19*3" office:value-type="currency" office:currency="USD" office:value="57" calcext:value-type="currency">
            <text:p>$57.00</text:p>
          </table:table-cell>
          <table:table-cell table:style-name="ce49" table:formula="of:=IF([.$I8]&gt;3000;(VALUE([.$N8]));([.$N8]+((3000-[.$I8])/1000*([.$E8]+[.$G8]))))" office:value-type="currency" office:currency="USD" office:value="124.446336" calcext:value-type="currency">
            <text:p>$124.45</text:p>
          </table:table-cell>
          <table:table-cell table:style-name="ce50" table:formula="of:=IF([.$I8]&gt;6000;(VALUE([.$N8]));([.$N8]+((6000-[.$I8])/1000*([.$E8]+[.$G8]))))" office:value-type="currency" office:currency="USD" office:value="191.892672" calcext:value-type="currency">
            <text:p>$191.89</text:p>
          </table:table-cell>
          <table:table-cell table:style-name="ce51" table:formula="of:=IF([.$I8]&gt;12000;(VALUE([.$N8]));([.$N8]+((12000-[.$I8])/1000*([.$E8]+[.$G8]))))" office:value-type="currency" office:currency="USD" office:value="326.785344" calcext:value-type="currency">
            <text:p>$326.79</text:p>
          </table:table-cell>
          <table:table-cell table:style-name="ce45" table:formula="of:=81.35/2*3" office:value-type="currency" office:currency="USD" office:value="122.025" calcext:value-type="currency">
            <text:p>$122.03</text:p>
          </table:table-cell>
          <table:table-cell table:style-name="ce52" table:formula="of:=IF([.$I8]&gt;3000;(VALUE([.$R8]));([.$R8]+((3000-[.$I8])/1000*([.$E8]+[.$G8]))))" office:value-type="currency" office:currency="USD" office:value="189.471336" calcext:value-type="currency">
            <text:p>$189.47</text:p>
          </table:table-cell>
          <table:table-cell table:style-name="ce53" table:formula="of:=IF([.$I8]&gt;6000;(VALUE([.$R8]));([.$R8]+((6000-[.$I8])/1000*([.$E8]+[.$G8]))))" office:value-type="currency" office:currency="USD" office:value="256.917672" calcext:value-type="currency">
            <text:p>$256.92</text:p>
          </table:table-cell>
          <table:table-cell table:style-name="ce54" table:formula="of:=IF([.$I8]&gt;12000;(VALUE([.$R8]));([.$R8]+((12000-[.$I8])/1000*([.$E8]+[.$G8]))))" office:value-type="currency" office:currency="USD" office:value="391.810344" calcext:value-type="currency">
            <text:p>$391.81</text:p>
          </table:table-cell>
          <table:table-cell table:style-name="ce29" office:value-type="string" calcext:value-type="string">
            <text:p><text:a xlink:href="https://www.aquawater.com/customers/water-rates" xlink:type="simple">https://www.aquawater.com/customers/water-rates</text:a></text:p>
            <text:p><text:a xlink:href="https://codelibrary.amlegal.com/codes/tiffin/latest/tiffin_oh/0-0-0-13795" xlink:type="simple">https://codelibrary.amlegal.com/codes/tiffin/latest/tiffin_oh/0-0-0-13795</text:a></text:p>
          </table:table-cell>
          <table:table-cell table:style-name="ce29" table:number-columns-repeated="16355"/>
        </table:table-row>
        <table:table-row table:style-name="ro2">
          <table:table-cell table:style-name="ce19" office:value-type="string" calcext:value-type="string">
            <text:p>Defiance</text:p>
          </table:table-cell>
          <table:table-cell table:style-name="ce23" office:value-type="float" office:value="17066" calcext:value-type="float">
            <text:p>17,066</text:p>
          </table:table-cell>
          <table:table-cell table:style-name="ce26" office:value-type="currency" office:currency="USD" office:value="61386" calcext:value-type="currency">
            <text:p>$61,386</text:p>
          </table:table-cell>
          <table:table-cell table:style-name="ce28" office:value-type="float" office:value="8" calcext:value-type="float">
            <text:p>8</text:p>
          </table:table-cell>
          <table:table-cell table:style-name="ce16" office:value-type="currency" office:currency="USD" office:value="8.1" calcext:value-type="currency">
            <text:p>$8.10</text:p>
          </table:table-cell>
          <table:table-cell table:style-name="ce18" office:value-type="string" calcext:value-type="string">
            <text:p>No</text:p>
          </table:table-cell>
          <table:table-cell table:style-name="ce20" office:value-type="currency" office:currency="USD" office:value="7.33" calcext:value-type="currency">
            <text:p>$7.33</text:p>
          </table:table-cell>
          <table:table-cell table:style-name="ce22" office:value-type="string" calcext:value-type="string">
            <text:p>Flat Fee</text:p>
          </table:table-cell>
          <table:table-cell table:style-name="ce27" office:value-type="float" office:value="0" calcext:value-type="float">
            <text:p>0</text:p>
          </table:table-cell>
          <table:table-cell table:style-name="ce30" office:value-type="currency" office:currency="USD" office:value="62.94" calcext:value-type="currency">
            <text:p>$62.94</text:p>
          </table:table-cell>
          <table:table-cell table:style-name="ce32" table:formula="of:=IF([.$I9]&gt;3000;(VALUE([.$J9]));([.$J9]+((3000-[.$I9])/1000*([.$E9]+[.$G9]))))" office:value-type="currency" office:currency="USD" office:value="109.23" calcext:value-type="currency">
            <text:p>$109.23</text:p>
          </table:table-cell>
          <table:table-cell table:style-name="ce34" table:formula="of:=IF([.$I9]&gt;6000;(VALUE([.$J9]));([.$J9]+((6000-[.$I9])/1000*([.$E9]+[.$G9]))))" office:value-type="currency" office:currency="USD" office:value="155.52" calcext:value-type="currency">
            <text:p>$155.52</text:p>
          </table:table-cell>
          <table:table-cell table:style-name="ce44" table:formula="of:=IF([.$I9]&gt;12000;(VALUE([.$J9]));([.$J9]+((12000-[.$I9])/1000*([.$E9]+[.$G9]))))" office:value-type="currency" office:currency="USD" office:value="248.1" calcext:value-type="currency">
            <text:p>$248.10</text:p>
          </table:table-cell>
          <table:table-cell table:style-name="ce30" office:value-type="currency" office:currency="USD" office:value="62.94" calcext:value-type="currency">
            <text:p>$62.94</text:p>
          </table:table-cell>
          <table:table-cell table:style-name="ce49" table:formula="of:=IF([.$I9]&gt;3000;(VALUE([.$N9]));([.$N9]+((3000-[.$I9])/1000*([.$E9]+[.$G9]))))" office:value-type="currency" office:currency="USD" office:value="109.23" calcext:value-type="currency">
            <text:p>$109.23</text:p>
          </table:table-cell>
          <table:table-cell table:style-name="ce50" table:formula="of:=IF([.$I9]&gt;6000;(VALUE([.$N9]));([.$N9]+((6000-[.$I9])/1000*([.$E9]+[.$G9]))))" office:value-type="currency" office:currency="USD" office:value="155.52" calcext:value-type="currency">
            <text:p>$155.52</text:p>
          </table:table-cell>
          <table:table-cell table:style-name="ce51" table:formula="of:=IF([.$I9]&gt;12000;(VALUE([.$N9]));([.$N9]+((12000-[.$I9])/1000*([.$E9]+[.$G9]))))" office:value-type="currency" office:currency="USD" office:value="248.1" calcext:value-type="currency">
            <text:p>$248.10</text:p>
          </table:table-cell>
          <table:table-cell table:style-name="ce30" office:value-type="currency" office:currency="USD" office:value="62.94" calcext:value-type="currency">
            <text:p>$62.94</text:p>
          </table:table-cell>
          <table:table-cell table:style-name="ce52" table:formula="of:=IF([.$I9]&gt;3000;(VALUE([.$R9]));([.$R9]+((3000-[.$I9])/1000*([.$E9]+[.$G9]))))" office:value-type="currency" office:currency="USD" office:value="109.23" calcext:value-type="currency">
            <text:p>$109.23</text:p>
          </table:table-cell>
          <table:table-cell table:style-name="ce53" table:formula="of:=IF([.$I9]&gt;6000;(VALUE([.$R9]));([.$R9]+((6000-[.$I9])/1000*([.$E9]+[.$G9]))))" office:value-type="currency" office:currency="USD" office:value="155.52" calcext:value-type="currency">
            <text:p>$155.52</text:p>
          </table:table-cell>
          <table:table-cell table:style-name="ce54" table:formula="of:=IF([.$I9]&gt;12000;(VALUE([.$R9]));([.$R9]+((12000-[.$I9])/1000*([.$E9]+[.$G9]))))" office:value-type="currency" office:currency="USD" office:value="248.1" calcext:value-type="currency">
            <text:p>$248.10</text:p>
          </table:table-cell>
          <table:table-cell table:style-name="ce29" office:value-type="string" calcext:value-type="string">
            <text:p><text:a xlink:href="https://codelibrary.amlegal.com/codes/defiance/latest/defiance_oh/0-0-0-21833" xlink:type="simple">https://codelibrary.amlegal.com/codes/defiance/latest/defiance_oh/0-0-0-21833</text:a></text:p>
          </table:table-cell>
          <table:table-cell table:style-name="ce29" table:number-columns-repeated="16355"/>
        </table:table-row>
        <table:table-row table:style-name="ro2">
          <table:table-cell table:style-name="ce19" office:value-type="string" calcext:value-type="string">
            <text:p>Fremont</text:p>
          </table:table-cell>
          <table:table-cell table:style-name="ce23" office:value-type="float" office:value="15930" calcext:value-type="float">
            <text:p>15,930</text:p>
          </table:table-cell>
          <table:table-cell table:style-name="ce26" office:value-type="currency" office:currency="USD" office:value="49576" calcext:value-type="currency">
            <text:p>$49,576</text:p>
          </table:table-cell>
          <table:table-cell table:style-name="ce28" office:value-type="float" office:value="9" calcext:value-type="float">
            <text:p>9</text:p>
          </table:table-cell>
          <table:table-cell table:style-name="ce16" office:value-type="currency" office:currency="USD" office:value="8.33" calcext:value-type="currency">
            <text:p>$8.33</text:p>
          </table:table-cell>
          <table:table-cell table:style-name="ce18" office:value-type="string" calcext:value-type="string">
            <text:p>No</text:p>
          </table:table-cell>
          <table:table-cell table:style-name="ce21" office:value-type="string" calcext:value-type="string">
            <text:p><text:span text:style-name="T3">&lt;= 4488 gal</text:span> $7.77</text:p>
            <text:p><text:span text:style-name="T3">&gt; 4488 gal</text:span>  $7.45</text:p>
          </table:table-cell>
          <table:table-cell table:style-name="ce24" office:value-type="string" calcext:value-type="string">
            <text:p>Meter Fee Based on Meter Size</text:p>
          </table:table-cell>
          <table:table-cell table:style-name="ce27" office:value-type="float" office:value="0" calcext:value-type="float">
            <text:p>0</text:p>
          </table:table-cell>
          <table:table-cell table:style-name="ce30" table:formula="of:=(15.45+6.62)*3" office:value-type="currency" office:currency="USD" office:value="66.21" calcext:value-type="currency">
            <text:p>$66.21</text:p>
          </table:table-cell>
          <table:table-cell table:style-name="ce32" table:formula="of:=[.$J$10]+(3*8.33)+(3*7.77)" office:value-type="currency" office:currency="USD" office:value="114.51" calcext:value-type="currency">
            <text:p>$114.51</text:p>
          </table:table-cell>
          <table:table-cell table:style-name="ce34" table:formula="of:=[.$J$10]+(6*8.33)+(4.488*7.77)+((6-4.488)*7.45)" office:value-type="currency" office:currency="USD" office:value="162.32616" calcext:value-type="currency">
            <text:p>$162.33</text:p>
          </table:table-cell>
          <table:table-cell table:style-name="ce44" table:formula="of:=[.$J$10]+(12*8.33)+(4.488*7.77)+((12-4.488)*7.45)" office:value-type="currency" office:currency="USD" office:value="257.00616" calcext:value-type="currency">
            <text:p>$257.01</text:p>
          </table:table-cell>
          <table:table-cell table:style-name="ce30" table:formula="of:=(23.47+9.92)*3" office:value-type="currency" office:currency="USD" office:value="100.17" calcext:value-type="currency">
            <text:p>$100.17</text:p>
          </table:table-cell>
          <table:table-cell table:style-name="ce49" table:formula="of:=[.$N$10]+(3*8.33)+(3*7.77)" office:value-type="currency" office:currency="USD" office:value="148.47" calcext:value-type="currency">
            <text:p>$148.47</text:p>
          </table:table-cell>
          <table:table-cell table:style-name="ce50" table:formula="of:=[.$N$10]+(6*8.33)+(4.488*7.77)+((6-4.488)*7.45)" office:value-type="currency" office:currency="USD" office:value="196.28616" calcext:value-type="currency">
            <text:p>$196.29</text:p>
          </table:table-cell>
          <table:table-cell table:style-name="ce51" table:formula="of:=[.$N$10]+(12*8.33)+(4.488*7.77)+((12-4.488)*7.45)" office:value-type="currency" office:currency="USD" office:value="290.96616" calcext:value-type="currency">
            <text:p>$290.97</text:p>
          </table:table-cell>
          <table:table-cell table:style-name="ce30" table:formula="of:=(38.68+16.54)*3" office:value-type="currency" office:currency="USD" office:value="165.66" calcext:value-type="currency">
            <text:p>$165.66</text:p>
          </table:table-cell>
          <table:table-cell table:style-name="ce52" table:formula="of:=[.$R$10]+(3*8.33)+(3*7.77)" office:value-type="currency" office:currency="USD" office:value="213.96" calcext:value-type="currency">
            <text:p>$213.96</text:p>
          </table:table-cell>
          <table:table-cell table:style-name="ce53" table:formula="of:=[.$R$10]+(6*8.33)+(4.488*7.77)+((6-4.488)*7.45)" office:value-type="currency" office:currency="USD" office:value="261.77616" calcext:value-type="currency">
            <text:p>$261.78</text:p>
          </table:table-cell>
          <table:table-cell table:style-name="ce54" table:formula="of:=[.$R$10]+(12*8.33)+(4.488*7.77)+((12-4.488)*7.45)" office:value-type="currency" office:currency="USD" office:value="356.45616" calcext:value-type="currency">
            <text:p>$356.46</text:p>
          </table:table-cell>
          <table:table-cell table:style-name="ce29" office:value-type="string" calcext:value-type="string">
            <text:p><text:a xlink:href="https://www.fremontohio.org/departments/water-billing/" xlink:type="simple">https://www.fremontohio.org/departments/water-billing/</text:a></text:p>
          </table:table-cell>
          <table:table-cell table:style-name="ce29" table:number-columns-repeated="16355"/>
        </table:table-row>
        <table:table-row table:style-name="ro2">
          <table:table-cell table:style-name="ce19" office:value-type="string" calcext:value-type="string">
            <text:p>Maumee</text:p>
          </table:table-cell>
          <table:table-cell table:style-name="ce23" office:value-type="float" office:value="13896" calcext:value-type="float">
            <text:p>13,896</text:p>
          </table:table-cell>
          <table:table-cell table:style-name="ce26" office:value-type="currency" office:currency="USD" office:value="82189" calcext:value-type="currency">
            <text:p>$82,189</text:p>
          </table:table-cell>
          <table:table-cell table:style-name="ce28" office:value-type="float" office:value="10" calcext:value-type="float">
            <text:p>10</text:p>
          </table:table-cell>
          <table:table-cell table:style-name="ce16" office:value-type="currency" office:currency="USD" office:value="15.17" calcext:value-type="currency">
            <text:p>$15.17</text:p>
          </table:table-cell>
          <table:table-cell table:style-name="ce18" office:value-type="string" calcext:value-type="string">
            <text:p>Yes</text:p>
          </table:table-cell>
          <table:table-cell table:style-name="ce20" office:value-type="currency" office:currency="USD" office:value="21.26" calcext:value-type="currency">
            <text:p>$21.26</text:p>
          </table:table-cell>
          <table:table-cell table:style-name="ce22" office:value-type="string" calcext:value-type="string">
            <text:p>Minimum Usage Fee</text:p>
          </table:table-cell>
          <table:table-cell table:style-name="ce27" office:value-type="float" office:value="6000" calcext:value-type="float">
            <text:p>6,000</text:p>
          </table:table-cell>
          <table:table-cell table:style-name="ce30" office:value-type="currency" office:currency="USD" office:value="218.58" calcext:value-type="currency">
            <text:p>$218.58</text:p>
          </table:table-cell>
          <table:table-cell table:style-name="ce32" table:formula="of:=IF([.$I11]&gt;3000;(VALUE([.$J11]));([.$J11]+((3000-[.$I11])/1000*([.$E11]+[.$G11]))))" office:value-type="currency" office:currency="USD" office:value="218.58" calcext:value-type="currency">
            <text:p>$218.58</text:p>
          </table:table-cell>
          <table:table-cell table:style-name="ce34" table:formula="of:=IF([.$I11]&gt;6000;(VALUE([.$J11]));([.$J11]+((6000-[.$I11])/1000*([.$E11]+[.$G11]))))" office:value-type="currency" office:currency="USD" office:value="218.58" calcext:value-type="currency">
            <text:p>$218.58</text:p>
          </table:table-cell>
          <table:table-cell table:style-name="ce44" table:formula="of:=IF([.$I11]&gt;12000;(VALUE([.$J11]));([.$J11]+((12000-[.$I11])/1000*([.$E11]+[.$G11]))))" office:value-type="currency" office:currency="USD" office:value="437.16" calcext:value-type="currency">
            <text:p>$437.16</text:p>
          </table:table-cell>
          <table:table-cell table:style-name="ce30" office:value-type="currency" office:currency="USD" office:value="218.58" calcext:value-type="currency">
            <text:p>$218.58</text:p>
          </table:table-cell>
          <table:table-cell table:style-name="ce49" table:formula="of:=IF([.$I11]&gt;3000;(VALUE([.$N11]));([.$N11]+((3000-[.$I11])/1000*([.$E11]+[.$G11]))))" office:value-type="currency" office:currency="USD" office:value="218.58" calcext:value-type="currency">
            <text:p>$218.58</text:p>
          </table:table-cell>
          <table:table-cell table:style-name="ce50" table:formula="of:=IF([.$I11]&gt;6000;(VALUE([.$N11]));([.$N11]+((6000-[.$I11])/1000*([.$E11]+[.$G11]))))" office:value-type="currency" office:currency="USD" office:value="218.58" calcext:value-type="currency">
            <text:p>$218.58</text:p>
          </table:table-cell>
          <table:table-cell table:style-name="ce51" table:formula="of:=IF([.$I11]&gt;12000;(VALUE([.$N11]));([.$N11]+((12000-[.$I11])/1000*([.$E11]+[.$G11]))))" office:value-type="currency" office:currency="USD" office:value="437.16" calcext:value-type="currency">
            <text:p>$437.16</text:p>
          </table:table-cell>
          <table:table-cell table:style-name="ce30" office:value-type="currency" office:currency="USD" office:value="218.58" calcext:value-type="currency">
            <text:p>$218.58</text:p>
          </table:table-cell>
          <table:table-cell table:style-name="ce52" table:formula="of:=IF([.$I11]&gt;3000;(VALUE([.$R11]));([.$R11]+((3000-[.$I11])/1000*([.$E11]+[.$G11]))))" office:value-type="currency" office:currency="USD" office:value="218.58" calcext:value-type="currency">
            <text:p>$218.58</text:p>
          </table:table-cell>
          <table:table-cell table:style-name="ce53" table:formula="of:=IF([.$I11]&gt;6000;(VALUE([.$R11]));([.$R11]+((6000-[.$I11])/1000*([.$E11]+[.$G11]))))" office:value-type="currency" office:currency="USD" office:value="218.58" calcext:value-type="currency">
            <text:p>$218.58</text:p>
          </table:table-cell>
          <table:table-cell table:style-name="ce54" table:formula="of:=IF([.$I11]&gt;12000;(VALUE([.$R11]));([.$R11]+((12000-[.$I11])/1000*([.$E11]+[.$G11]))))" office:value-type="currency" office:currency="USD" office:value="437.16" calcext:value-type="currency">
            <text:p>$437.16</text:p>
          </table:table-cell>
          <table:table-cell table:style-name="ce29" office:value-type="string" calcext:value-type="string">
            <text:p><text:a xlink:href="https://maumee.org/download/ordinance-015-2024/" xlink:type="simple">https://maumee.org/download/ordinance-015-2024/</text:a></text:p>
          </table:table-cell>
          <table:table-cell table:style-name="ce29" table:number-columns-repeated="16355"/>
        </table:table-row>
        <table:table-row table:style-name="ro3">
          <table:table-cell table:number-columns-repeated="16377"/>
        </table:table-row>
        <table:table-row table:style-name="ro3" table:number-rows-repeated="1048563">
          <table:table-cell table:number-columns-repeated="16377"/>
        </table:table-row>
        <table:table-row table:style-name="ro3">
          <table:table-cell table:number-columns-repeated="16377"/>
        </table:table-row>
        <calcext:conditional-formats>
          <calcext:conditional-format calcext:target-range-address="'Water &amp; Sewer Rates'.E2:'Water &amp; Sewer Rates'.E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G2:'Water &amp; Sewer Rates'.G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K2:'Water &amp; Sewer Rates'.K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L2:'Water &amp; Sewer Rates'.L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M2:'Water &amp; Sewer Rates'.M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O2:'Water &amp; Sewer Rates'.O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P2:'Water &amp; Sewer Rates'.P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Q2:'Water &amp; Sewer Rates'.Q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S2:'Water &amp; Sewer Rates'.S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T2:'Water &amp; Sewer Rates'.T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U2:'Water &amp; Sewer Rates'.U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table table:name="City Administrator Salaries" table:style-name="ta1">
        <table:shapes>
          <draw:frame draw:z-index="0" draw:name="Text Frame 2" draw:style-name="gr2" draw:text-style-name="P4" svg:width="6.1642in" svg:height="0.6224in" svg:x="0.0331in" svg:y="5.2748in">
            <draw:text-box>
              <text:p text:style-name="P3"><text:span text:style-name="T2">Notes</text:span></text:p>
              <text:p text:style-name="P3"><text:span text:style-name="T2">* According to </text:span><text:span text:style-name="T2"><text:a xlink:href="https://govsalaries.com/" xlink:type="simple">https://govsalaries.com/</text:a></text:span></text:p>
              <text:p text:style-name="P3"><text:span text:style-name="T2">** The larger cities don’t have a position commensurate with Maumee’s City Administrator position</text:span></text:p>
              <text:p text:style-name="P3"><text:span text:style-name="T2">*** According to </text:span><text:span text:style-name="T2"><text:a xlink:href="https://www.city-data.com/" xlink:type="simple">https://www.city-data.com/</text:a></text:span></text:p>
            </draw:text-box>
          </draw:frame>
        </table:shapes>
        <table:table-column table:style-name="co1" table:default-cell-style-name="ce6"/>
        <table:table-column table:style-name="co2" table:default-cell-style-name="ce10"/>
        <table:table-column table:style-name="co4" table:default-cell-style-name="ce13"/>
        <table:table-column table:style-name="co4" table:default-cell-style-name="ce10"/>
        <table:table-column table:style-name="co10" table:default-cell-style-name="ce56"/>
        <table:table-column table:style-name="co11" table:default-cell-style-name="ce56"/>
        <table:table-column table:style-name="co12" table:default-cell-style-name="ce13"/>
        <table:table-column table:style-name="co13" table:default-cell-style-name="ce17"/>
        <table:table-column table:style-name="co7" table:number-columns-repeated="16355" table:default-cell-style-name="ce56"/>
        <table:table-row table:style-name="ro4">
          <table:table-cell table:style-name="ce1" office:value-type="string" calcext:value-type="string">
            <text:p>City/Municipality</text:p>
          </table:table-cell>
          <table:table-cell table:style-name="ce3" office:value-type="string" calcext:value-type="string">
            <text:p>Population (as of 2020 census)</text:p>
          </table:table-cell>
          <table:table-cell table:style-name="ce5" office:value-type="string" calcext:value-type="string">
            <text:p>2023 Median Household Income***</text:p>
          </table:table-cell>
          <table:table-cell table:style-name="ce3" office:value-type="string" calcext:value-type="string">
            <text:p>Population Rank Out of 10 Largest Northwest Ohio Cities</text:p>
          </table:table-cell>
          <table:table-cell table:style-name="ce1" office:value-type="string" calcext:value-type="string">
            <text:p>City Administrator Name (as of 2022)*</text:p>
          </table:table-cell>
          <table:table-cell table:style-name="ce1" office:value-type="string" calcext:value-type="string">
            <text:p>Reported Title (as of 2022)*</text:p>
          </table:table-cell>
          <table:table-cell table:style-name="ce5" office:value-type="string" calcext:value-type="string">
            <text:p>2022 Salary*</text:p>
          </table:table-cell>
          <table:table-cell table:style-name="ce8" office:value-type="string" calcext:value-type="string">
            <text:p>Salary-to-Population Ratio ($ of salary per resident)</text:p>
          </table:table-cell>
          <table:table-cell table:style-name="ce1" table:number-columns-repeated="16355"/>
        </table:table-row>
        <table:table-row table:style-name="ro2">
          <table:table-cell table:style-name="ce19" office:value-type="string" calcext:value-type="string">
            <text:p>Toledo</text:p>
          </table:table-cell>
          <table:table-cell table:style-name="ce23" office:value-type="float" office:value="270871" calcext:value-type="float">
            <text:p>270,871</text:p>
          </table:table-cell>
          <table:table-cell table:style-name="ce26" office:value-type="currency" office:currency="USD" office:value="46302" calcext:value-type="currency">
            <text:p>$46,302</text:p>
          </table:table-cell>
          <table:table-cell table:style-name="ce28" office:value-type="float" office:value="1" calcext:value-type="float">
            <text:p>1</text:p>
          </table:table-cell>
          <table:table-cell table:style-name="ce29" office:value-type="string" calcext:value-type="string">
            <text:p>**</text:p>
          </table:table-cell>
          <table:table-cell table:style-name="ce19"/>
          <table:table-cell table:style-name="ce57"/>
          <table:table-cell table:style-name="ce58" table:formula="of:=IF([.G2]=&quot;&quot;;&quot;&quot;;([.G2]/[.B2]))">
            <text:p/>
          </table:table-cell>
          <table:table-cell table:style-name="ce29" table:number-columns-repeated="16355"/>
        </table:table-row>
        <table:table-row table:style-name="ro2">
          <table:table-cell table:style-name="ce19" office:value-type="string" calcext:value-type="string">
            <text:p>Findlay</text:p>
          </table:table-cell>
          <table:table-cell table:style-name="ce23" office:value-type="float" office:value="40313" calcext:value-type="float">
            <text:p>40,313</text:p>
          </table:table-cell>
          <table:table-cell table:style-name="ce26" office:value-type="currency" office:currency="USD" office:value="58197" calcext:value-type="currency">
            <text:p>$58,197</text:p>
          </table:table-cell>
          <table:table-cell table:style-name="ce28" office:value-type="float" office:value="2" calcext:value-type="float">
            <text:p>2</text:p>
          </table:table-cell>
          <table:table-cell table:style-name="ce29" office:value-type="string" calcext:value-type="string">
            <text:p>**</text:p>
          </table:table-cell>
          <table:table-cell table:style-name="ce19"/>
          <table:table-cell table:style-name="ce57"/>
          <table:table-cell table:style-name="ce58" table:formula="of:=IF([.G3]=&quot;&quot;;&quot;&quot;;([.G3]/[.B3]))">
            <text:p/>
          </table:table-cell>
          <table:table-cell table:style-name="ce29" table:number-columns-repeated="16355"/>
        </table:table-row>
        <table:table-row table:style-name="ro2">
          <table:table-cell table:style-name="ce19" office:value-type="string" calcext:value-type="string">
            <text:p>Lima</text:p>
          </table:table-cell>
          <table:table-cell table:style-name="ce23" office:value-type="float" office:value="35579" calcext:value-type="float">
            <text:p>35,579</text:p>
          </table:table-cell>
          <table:table-cell table:style-name="ce26" office:value-type="currency" office:currency="USD" office:value="46790" calcext:value-type="currency">
            <text:p>$46,790</text:p>
          </table:table-cell>
          <table:table-cell table:style-name="ce28" office:value-type="float" office:value="3" calcext:value-type="float">
            <text:p>3</text:p>
          </table:table-cell>
          <table:table-cell table:style-name="ce29" office:value-type="string" calcext:value-type="string">
            <text:p>**</text:p>
          </table:table-cell>
          <table:table-cell table:style-name="ce19"/>
          <table:table-cell table:style-name="ce57"/>
          <table:table-cell table:style-name="ce58" table:formula="of:=IF([.G4]=&quot;&quot;;&quot;&quot;;([.G4]/[.B4]))">
            <text:p/>
          </table:table-cell>
          <table:table-cell table:style-name="ce29" table:number-columns-repeated="16355"/>
        </table:table-row>
        <table:table-row table:style-name="ro2">
          <table:table-cell table:style-name="ce19" office:value-type="string" calcext:value-type="string">
            <text:p>Bowling Green</text:p>
          </table:table-cell>
          <table:table-cell table:style-name="ce23" office:value-type="float" office:value="30808" calcext:value-type="float">
            <text:p>30,808</text:p>
          </table:table-cell>
          <table:table-cell table:style-name="ce26" office:value-type="currency" office:currency="USD" office:value="46605" calcext:value-type="currency">
            <text:p>$46,605</text:p>
          </table:table-cell>
          <table:table-cell table:style-name="ce28" office:value-type="float" office:value="4" calcext:value-type="float">
            <text:p>4</text:p>
          </table:table-cell>
          <table:table-cell table:style-name="ce29" office:value-type="string" calcext:value-type="string">
            <text:p>Lori Trettor</text:p>
          </table:table-cell>
          <table:table-cell table:style-name="ce19" office:value-type="string" calcext:value-type="string">
            <text:p>Municipal Administrator</text:p>
          </table:table-cell>
          <table:table-cell table:style-name="ce57" office:value-type="currency" office:currency="USD" office:value="130471" calcext:value-type="currency">
            <text:p>$130,471</text:p>
          </table:table-cell>
          <table:table-cell table:style-name="ce58" table:formula="of:=IF([.G5]=&quot;&quot;;&quot;&quot;;([.G5]/[.B5]))" office:value-type="currency" office:currency="USD" office:value="4.23497143599065" calcext:value-type="currency">
            <text:p>$4.23</text:p>
          </table:table-cell>
          <table:table-cell table:style-name="ce29" table:number-columns-repeated="16355"/>
        </table:table-row>
        <table:table-row table:style-name="ro2">
          <table:table-cell table:style-name="ce19" office:value-type="string" calcext:value-type="string">
            <text:p>Perrysburg</text:p>
          </table:table-cell>
          <table:table-cell table:style-name="ce23" office:value-type="float" office:value="25041" calcext:value-type="float">
            <text:p>25,041</text:p>
          </table:table-cell>
          <table:table-cell table:style-name="ce26" office:value-type="currency" office:currency="USD" office:value="104971" calcext:value-type="currency">
            <text:p>$104,971</text:p>
          </table:table-cell>
          <table:table-cell table:style-name="ce28" office:value-type="float" office:value="5" calcext:value-type="float">
            <text:p>5</text:p>
          </table:table-cell>
          <table:table-cell table:style-name="ce29" office:value-type="string" calcext:value-type="string">
            <text:p>Bridgette Kabat</text:p>
          </table:table-cell>
          <table:table-cell table:style-name="ce19" office:value-type="string" calcext:value-type="string">
            <text:p>City Administrator</text:p>
          </table:table-cell>
          <table:table-cell table:style-name="ce57" office:value-type="currency" office:currency="USD" office:value="130784" calcext:value-type="currency">
            <text:p>$130,784</text:p>
          </table:table-cell>
          <table:table-cell table:style-name="ce58" table:formula="of:=IF([.G6]=&quot;&quot;;&quot;&quot;;([.G6]/[.B6]))" office:value-type="currency" office:currency="USD" office:value="5.2227946168284" calcext:value-type="currency">
            <text:p>$5.22</text:p>
          </table:table-cell>
          <table:table-cell table:style-name="ce29" table:number-columns-repeated="16355"/>
        </table:table-row>
        <table:table-row table:style-name="ro2">
          <table:table-cell table:style-name="ce19" office:value-type="string" calcext:value-type="string">
            <text:p>Sylvania</text:p>
          </table:table-cell>
          <table:table-cell table:style-name="ce23" office:value-type="float" office:value="19011" calcext:value-type="float">
            <text:p>19,011</text:p>
          </table:table-cell>
          <table:table-cell table:style-name="ce26" office:value-type="currency" office:currency="USD" office:value="96136" calcext:value-type="currency">
            <text:p>$96,136</text:p>
          </table:table-cell>
          <table:table-cell table:style-name="ce28" office:value-type="float" office:value="6" calcext:value-type="float">
            <text:p>6</text:p>
          </table:table-cell>
          <table:table-cell table:style-name="ce29" office:value-type="string" calcext:value-type="string">
            <text:p>Kevin Aller</text:p>
          </table:table-cell>
          <table:table-cell table:style-name="ce19" office:value-type="string" calcext:value-type="string">
            <text:p>Director Of Public Service Safety Director</text:p>
          </table:table-cell>
          <table:table-cell table:style-name="ce57" office:value-type="currency" office:currency="USD" office:value="124692" calcext:value-type="currency">
            <text:p>$124,692</text:p>
          </table:table-cell>
          <table:table-cell table:style-name="ce58" table:formula="of:=IF([.G7]=&quot;&quot;;&quot;&quot;;([.G7]/[.B7]))" office:value-type="currency" office:currency="USD" office:value="6.55893956130661" calcext:value-type="currency">
            <text:p>$6.56</text:p>
          </table:table-cell>
          <table:table-cell table:style-name="ce29" table:number-columns-repeated="16355"/>
        </table:table-row>
        <table:table-row table:style-name="ro2">
          <table:table-cell table:style-name="ce19" office:value-type="string" calcext:value-type="string">
            <text:p>Tiffin</text:p>
          </table:table-cell>
          <table:table-cell table:style-name="ce23" office:value-type="float" office:value="17953" calcext:value-type="float">
            <text:p>17,953</text:p>
          </table:table-cell>
          <table:table-cell table:style-name="ce26" office:value-type="currency" office:currency="USD" office:value="54172" calcext:value-type="currency">
            <text:p>$54,172</text:p>
          </table:table-cell>
          <table:table-cell table:style-name="ce28" office:value-type="float" office:value="7" calcext:value-type="float">
            <text:p>7</text:p>
          </table:table-cell>
          <table:table-cell table:style-name="ce29" office:value-type="string" calcext:value-type="string">
            <text:p>Dale Thornton</text:p>
          </table:table-cell>
          <table:table-cell table:style-name="ce19" office:value-type="string" calcext:value-type="string">
            <text:p>City Administrator</text:p>
          </table:table-cell>
          <table:table-cell table:style-name="ce57" office:value-type="currency" office:currency="USD" office:value="79451" calcext:value-type="currency">
            <text:p>$79,451</text:p>
          </table:table-cell>
          <table:table-cell table:style-name="ce58" table:formula="of:=IF([.G8]=&quot;&quot;;&quot;&quot;;([.G8]/[.B8]))" office:value-type="currency" office:currency="USD" office:value="4.4254999164485" calcext:value-type="currency">
            <text:p>$4.43</text:p>
          </table:table-cell>
          <table:table-cell table:style-name="ce29" table:number-columns-repeated="16355"/>
        </table:table-row>
        <table:table-row table:style-name="ro2">
          <table:table-cell table:style-name="ce19" office:value-type="string" calcext:value-type="string">
            <text:p>Defiance</text:p>
          </table:table-cell>
          <table:table-cell table:style-name="ce23" office:value-type="float" office:value="17066" calcext:value-type="float">
            <text:p>17,066</text:p>
          </table:table-cell>
          <table:table-cell table:style-name="ce26" office:value-type="currency" office:currency="USD" office:value="61386" calcext:value-type="currency">
            <text:p>$61,386</text:p>
          </table:table-cell>
          <table:table-cell table:style-name="ce28" office:value-type="float" office:value="8" calcext:value-type="float">
            <text:p>8</text:p>
          </table:table-cell>
          <table:table-cell table:style-name="ce29" office:value-type="string" calcext:value-type="string">
            <text:p>Jeffery Leonard</text:p>
          </table:table-cell>
          <table:table-cell table:style-name="ce19" office:value-type="string" calcext:value-type="string">
            <text:p>Administrator</text:p>
          </table:table-cell>
          <table:table-cell table:style-name="ce57" office:value-type="currency" office:currency="USD" office:value="107668" calcext:value-type="currency">
            <text:p>$107,668</text:p>
          </table:table-cell>
          <table:table-cell table:style-name="ce58" table:formula="of:=IF([.G9]=&quot;&quot;;&quot;&quot;;([.G9]/[.B9]))" office:value-type="currency" office:currency="USD" office:value="6.30891831712176" calcext:value-type="currency">
            <text:p>$6.31</text:p>
          </table:table-cell>
          <table:table-cell table:style-name="ce29" table:number-columns-repeated="16355"/>
        </table:table-row>
        <table:table-row table:style-name="ro2">
          <table:table-cell table:style-name="ce19" office:value-type="string" calcext:value-type="string">
            <text:p>Fremont</text:p>
          </table:table-cell>
          <table:table-cell table:style-name="ce23" office:value-type="float" office:value="15930" calcext:value-type="float">
            <text:p>15,930</text:p>
          </table:table-cell>
          <table:table-cell table:style-name="ce26" office:value-type="currency" office:currency="USD" office:value="49576" calcext:value-type="currency">
            <text:p>$49,576</text:p>
          </table:table-cell>
          <table:table-cell table:style-name="ce28" office:value-type="float" office:value="9" calcext:value-type="float">
            <text:p>9</text:p>
          </table:table-cell>
          <table:table-cell table:style-name="ce29" office:value-type="string" calcext:value-type="string">
            <text:p>Kenneth Frost</text:p>
          </table:table-cell>
          <table:table-cell table:style-name="ce19" office:value-type="string" calcext:value-type="string">
            <text:p>Safety/Service Director</text:p>
          </table:table-cell>
          <table:table-cell table:style-name="ce57" office:value-type="currency" office:currency="USD" office:value="115294" calcext:value-type="currency">
            <text:p>$115,294</text:p>
          </table:table-cell>
          <table:table-cell table:style-name="ce58" table:formula="of:=IF([.G10]=&quot;&quot;;&quot;&quot;;([.G10]/[.B10]))" office:value-type="currency" office:currency="USD" office:value="7.2375392341494" calcext:value-type="currency">
            <text:p>$7.24</text:p>
          </table:table-cell>
          <table:table-cell table:style-name="ce29" table:number-columns-repeated="16355"/>
        </table:table-row>
        <table:table-row table:style-name="ro2">
          <table:table-cell table:style-name="ce19" office:value-type="string" calcext:value-type="string">
            <text:p>Maumee</text:p>
          </table:table-cell>
          <table:table-cell table:style-name="ce23" office:value-type="float" office:value="13896" calcext:value-type="float">
            <text:p>13,896</text:p>
          </table:table-cell>
          <table:table-cell table:style-name="ce26" office:value-type="currency" office:currency="USD" office:value="82189" calcext:value-type="currency">
            <text:p>$82,189</text:p>
          </table:table-cell>
          <table:table-cell table:style-name="ce28" office:value-type="float" office:value="10" calcext:value-type="float">
            <text:p>10</text:p>
          </table:table-cell>
          <table:table-cell table:style-name="ce29" office:value-type="string" calcext:value-type="string">
            <text:p>Patrick Burtch</text:p>
          </table:table-cell>
          <table:table-cell table:style-name="ce19" office:value-type="string" calcext:value-type="string">
            <text:p>City Admin Safety &amp; Serv Dir</text:p>
          </table:table-cell>
          <table:table-cell table:style-name="ce57" office:value-type="currency" office:currency="USD" office:value="192268" calcext:value-type="currency">
            <text:p>$192,268</text:p>
          </table:table-cell>
          <table:table-cell table:style-name="ce58" table:formula="of:=IF([.G11]=&quot;&quot;;&quot;&quot;;([.G11]/[.B11]))" office:value-type="currency" office:currency="USD" office:value="13.8362118595279" calcext:value-type="currency">
            <text:p>$13.84</text:p>
          </table:table-cell>
          <table:table-cell table:style-name="ce29" table:number-columns-repeated="16355"/>
        </table:table-row>
        <table:table-row table:style-name="ro3">
          <table:table-cell table:number-columns-repeated="16363"/>
        </table:table-row>
        <table:table-row table:style-name="ro3" table:number-rows-repeated="1048563">
          <table:table-cell table:number-columns-repeated="16363"/>
        </table:table-row>
        <table:table-row table:style-name="ro3">
          <table:table-cell table:number-columns-repeated="16363"/>
        </table:table-row>
        <calcext:conditional-formats>
          <calcext:conditional-format calcext:target-range-address="'Water &amp; Sewer Rates'.E2:'Water &amp; Sewer Rates'.E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G2:'Water &amp; Sewer Rates'.G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K2:'Water &amp; Sewer Rates'.K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L2:'Water &amp; Sewer Rates'.L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M2:'Water &amp; Sewer Rates'.M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O2:'Water &amp; Sewer Rates'.O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P2:'Water &amp; Sewer Rates'.P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Q2:'Water &amp; Sewer Rates'.Q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S2:'Water &amp; Sewer Rates'.S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T2:'Water &amp; Sewer Rates'.T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Water &amp; Sewer Rates'.U2:'Water &amp; Sewer Rates'.U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City Administrator Salaries'.G2:'City Administrator Salaries'.G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 calcext:target-range-address="'City Administrator Salaries'.H2:'City Administrator Salaries'.H11">
            <calcext:color-scale>
              <calcext:color-scale-entry calcext:value="0" calcext:type="minimum" calcext:color="#00a933"/>
              <calcext:color-scale-entry calcext:value="50" calcext:type="percentile" calcext:color="#ffff00"/>
              <calcext:color-scale-entry calcext:value="0" calcext:type="maximum" calcext:color="#ff0000"/>
            </calcext:color-scale>
          </calcext:conditional-format>
        </calcext:conditional-formats>
      </table:table>
      <table:named-expressions/>
      <table:database-ranges>
        <table:database-range table:name="__Anonymous_Sheet_DB__0" table:target-range-address="'Water &amp; Sewer Rates'.A1:'Water &amp; Sewer Rates'.G11">
          <table:sort>
            <table:sort-by table:field-number="2" table:data-type="automatic"/>
          </table:sort>
        </table:database-range>
        <table:database-range table:name="__Anonymous_Sheet_DB__1" table:target-range-address="'City Administrator Salaries'.A1:'City Administrator Salaries'.H11">
          <table:sort>
            <table:sort-by table:field-number="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29">
      <number:number number:decimal-places="1" number:min-decimal-places="1" number:min-integer-digits="1"/>
    </number:number-style>
    <number:number-style style:name="N130">
      <number:number number:decimal-places="1" number:min-decimal-places="1" number:min-integer-digits="1" number:grouping="true"/>
    </number:number-style>
    <number:currency-style style:name="N132P0" style:volatile="true">
      <number:currency-symbol number:language="en" number:country="US">$</number:currency-symbol>
      <number:number number:decimal-places="1" number:min-decimal-places="1" number:min-integer-digits="1" number:grouping="true"/>
    </number:currency-style>
    <number:currency-style style:name="N132">
      <style:text-properties fo:color="#ff0000"/>
      <number:text>-</number:text>
      <number:currency-symbol number:language="en" number:country="US">$</number:currency-symbol>
      <number:number number:decimal-places="1" number:min-decimal-places="1" number:min-integer-digits="1" number:grouping="true"/>
      <style:map style:condition="value()&gt;=0" style:apply-style-name="N132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05">00/00/0000</text:date>, <text:time style:data-style-name="N2" text:time-value="11:33:21.26393940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2T14:01:57.354634974</meta:creation-date>
    <dc:date>2025-02-05T21:54:01.425069848</dc:date>
    <meta:editing-duration>PT5H14M11S</meta:editing-duration>
    <meta:editing-cycles>22</meta:editing-cycles>
    <meta:generator>LibreOffice/24.8.4.2$Linux_X86_64 LibreOffice_project/480$Build-2</meta:generator>
    <meta:document-statistic meta:table-count="2" meta:cell-count="324" meta:object-count="2"/>
  </office:meta>
</office:document-meta>
</file>